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4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75.91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_DenseNet201_do0.3_doc0.4_avg-epoch006-val_acc1.000000_D0_before-D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ct_name</text:p>
          </table:table-cell>
          <table:table-cell office:value-type="string" calcext:value-type="string">
            <text:p>ground_truth</text:p>
          </table:table-cell>
          <table:table-cell office:value-type="string" calcext:value-type="string">
            <text:p>predicted_class</text:p>
          </table:table-cell>
          <table:table-cell office:value-type="string" calcext:value-type="string">
            <text:p>prob_healthy</text:p>
          </table:table-cell>
          <table:table-cell office:value-type="string" calcext:value-type="string">
            <text:p>prob_pathological</text:p>
          </table:table-cell>
          <table:table-cell office:value-type="string" calcext:value-type="string">
            <text:p>is_correct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2-40-3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7755691" calcext:value-type="float">
            <text:p>0.007755691</text:p>
          </table:table-cell>
          <table:table-cell office:value-type="float" office:value="0.9922443" calcext:value-type="float">
            <text:p>0.99224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5-1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13" calcext:value-type="float">
            <text:p>0.99999213</text:p>
          </table:table-cell>
          <table:table-cell office:value-type="float" office:value="0.000007824927" calcext:value-type="float">
            <text:p>7.82492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4-26-2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843" calcext:value-type="float">
            <text:p>0.9993843</text:p>
          </table:table-cell>
          <table:table-cell office:value-type="float" office:value="0.00061567547" calcext:value-type="float">
            <text:p>0.00061567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51-4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0.0000002769636" calcext:value-type="float">
            <text:p>0.0000002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5-55-5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8957586" calcext:value-type="float">
            <text:p>9.8957586E-05</text:p>
          </table:table-cell>
          <table:table-cell office:value-type="float" office:value="0.99990106" calcext:value-type="float">
            <text:p>0.999901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3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045" calcext:value-type="float">
            <text:p>0.99998045</text:p>
          </table:table-cell>
          <table:table-cell office:value-type="float" office:value="0.000019519071" calcext:value-type="float">
            <text:p>1.951907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5-07-4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257" calcext:value-type="float">
            <text:p>0.99987257</text:p>
          </table:table-cell>
          <table:table-cell office:value-type="float" office:value="0.00012743616" calcext:value-type="float">
            <text:p>0.00012743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4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64" calcext:value-type="float">
            <text:p>0.99999464</text:p>
          </table:table-cell>
          <table:table-cell office:value-type="float" office:value="0.000005316735" calcext:value-type="float">
            <text:p>5.31673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4-12-34.png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pathological</text:p>
          </table:table-cell>
          <table:table-cell office:value-type="float" office:value="0.009863036" calcext:value-type="float">
            <text:p>0.009863036</text:p>
          </table:table-cell>
          <table:table-cell office:value-type="float" office:value="0.990137" calcext:value-type="float">
            <text:p>0.9901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0-58-3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5481359" calcext:value-type="float">
            <text:p>0.0015481359</text:p>
          </table:table-cell>
          <table:table-cell office:value-type="float" office:value="0.9984518" calcext:value-type="float">
            <text:p>0.99845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21-2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21348836" calcext:value-type="float">
            <text:p>0.0001213488</text:p>
          </table:table-cell>
          <table:table-cell office:value-type="float" office:value="0.99987864" calcext:value-type="float">
            <text:p>0.999878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15-5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582336" calcext:value-type="float">
            <text:p>3.582336E-05</text:p>
          </table:table-cell>
          <table:table-cell office:value-type="float" office:value="0.9999641" calcext:value-type="float">
            <text:p>0.9999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2-07-1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105911" calcext:value-type="float">
            <text:p>0.0002105911</text:p>
          </table:table-cell>
          <table:table-cell office:value-type="float" office:value="0.9997894" calcext:value-type="float">
            <text:p>0.99978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0-53-3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0843" calcext:value-type="float">
            <text:p>0.9980843</text:p>
          </table:table-cell>
          <table:table-cell office:value-type="float" office:value="0.0019157368" calcext:value-type="float">
            <text:p>0.00191573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32-4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0146" calcext:value-type="float">
            <text:p>0.99980146</text:p>
          </table:table-cell>
          <table:table-cell office:value-type="float" office:value="0.00019860662" calcext:value-type="float">
            <text:p>0.00019860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6-46-3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8844285" calcext:value-type="float">
            <text:p>1.8844285E-05</text:p>
          </table:table-cell>
          <table:table-cell office:value-type="float" office:value="0.99998116" calcext:value-type="float">
            <text:p>0.999981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3-04-1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7879305" calcext:value-type="float">
            <text:p>0.0001787931</text:p>
          </table:table-cell>
          <table:table-cell office:value-type="float" office:value="0.99982125" calcext:value-type="float">
            <text:p>0.999821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2-13-5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4927454" calcext:value-type="float">
            <text:p>0.0001492745</text:p>
          </table:table-cell>
          <table:table-cell office:value-type="float" office:value="0.99985075" calcext:value-type="float">
            <text:p>0.999850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0-49-0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77" calcext:value-type="float">
            <text:p>0.9999577</text:p>
          </table:table-cell>
          <table:table-cell office:value-type="float" office:value="0.000042265583" calcext:value-type="float">
            <text:p>4.226558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08-5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173" calcext:value-type="float">
            <text:p>0.99987173</text:p>
          </table:table-cell>
          <table:table-cell office:value-type="float" office:value="0.00012826905" calcext:value-type="float">
            <text:p>0.00012826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58-3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4091" calcext:value-type="float">
            <text:p>0.994091</text:p>
          </table:table-cell>
          <table:table-cell office:value-type="float" office:value="0.005908973" calcext:value-type="float">
            <text:p>0.0059089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8-45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50891806" calcext:value-type="float">
            <text:p>5.0891806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6-12-0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961" calcext:value-type="float">
            <text:p>0.9997961</text:p>
          </table:table-cell>
          <table:table-cell office:value-type="float" office:value="0.00020391926" calcext:value-type="float">
            <text:p>0.0002039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3-10-2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0345311" calcext:value-type="float">
            <text:p>0.0001034531</text:p>
          </table:table-cell>
          <table:table-cell office:value-type="float" office:value="0.9998965" calcext:value-type="float">
            <text:p>0.99989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5-2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53936294" calcext:value-type="float">
            <text:p>5.3936294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24-5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898665" calcext:value-type="float">
            <text:p>0.0005898665</text:p>
          </table:table-cell>
          <table:table-cell office:value-type="float" office:value="0.99941015" calcext:value-type="float">
            <text:p>0.99941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22-2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3156024" calcext:value-type="float">
            <text:p>0.0001315602</text:p>
          </table:table-cell>
          <table:table-cell office:value-type="float" office:value="0.9998684" calcext:value-type="float">
            <text:p>0.99986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7-17-0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5184374" calcext:value-type="float">
            <text:p>0.005184374</text:p>
          </table:table-cell>
          <table:table-cell office:value-type="float" office:value="0.99481565" calcext:value-type="float">
            <text:p>0.994815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58-4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4737664" calcext:value-type="float">
            <text:p>0.0024737664</text:p>
          </table:table-cell>
          <table:table-cell office:value-type="float" office:value="0.9975262" calcext:value-type="float">
            <text:p>0.99752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38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12873" calcext:value-type="float">
            <text:p>0.9912873</text:p>
          </table:table-cell>
          <table:table-cell office:value-type="float" office:value="0.008712711" calcext:value-type="float">
            <text:p>0.0087127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1-5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2179983" calcext:value-type="float">
            <text:p>2.179983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5-56-1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8618684" calcext:value-type="float">
            <text:p>0.0008618684</text:p>
          </table:table-cell>
          <table:table-cell office:value-type="float" office:value="0.9991381" calcext:value-type="float">
            <text:p>0.99913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48-3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75670465" calcext:value-type="float">
            <text:p>7.5670465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30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783" calcext:value-type="float">
            <text:p>0.9990783</text:p>
          </table:table-cell>
          <table:table-cell office:value-type="float" office:value="0.0009217555" calcext:value-type="float">
            <text:p>0.0009217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9-01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2" calcext:value-type="float">
            <text:p>0.9999982</text:p>
          </table:table-cell>
          <table:table-cell office:value-type="float" office:value="0.0000017320602" calcext:value-type="float">
            <text:p>1.732060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3-5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469" calcext:value-type="float">
            <text:p>0.9996469</text:p>
          </table:table-cell>
          <table:table-cell office:value-type="float" office:value="0.00035309896" calcext:value-type="float">
            <text:p>0.0003530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1-25-4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7893015" calcext:value-type="float">
            <text:p>0.000027893</text:p>
          </table:table-cell>
          <table:table-cell office:value-type="float" office:value="0.9999721" calcext:value-type="float">
            <text:p>0.99997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15-0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25" calcext:value-type="float">
            <text:p>0.99999225</text:p>
          </table:table-cell>
          <table:table-cell office:value-type="float" office:value="0.000007740774" calcext:value-type="float">
            <text:p>7.74077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57-2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18202" calcext:value-type="float">
            <text:p>0.9918202</text:p>
          </table:table-cell>
          <table:table-cell office:value-type="float" office:value="0.008179771" calcext:value-type="float">
            <text:p>0.0081797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7-0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985" calcext:value-type="float">
            <text:p>0.99997985</text:p>
          </table:table-cell>
          <table:table-cell office:value-type="float" office:value="0.000020112653" calcext:value-type="float">
            <text:p>2.011265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3-4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046" calcext:value-type="float">
            <text:p>0.99999046</text:p>
          </table:table-cell>
          <table:table-cell office:value-type="float" office:value="0.000009537985" calcext:value-type="float">
            <text:p>0.0000095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7-13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38" calcext:value-type="float">
            <text:p>0.9999738</text:p>
          </table:table-cell>
          <table:table-cell office:value-type="float" office:value="0.000026261272" calcext:value-type="float">
            <text:p>2.626127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8-44-5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98" calcext:value-type="float">
            <text:p>0.9999598</text:p>
          </table:table-cell>
          <table:table-cell office:value-type="float" office:value="0.00004021221" calcext:value-type="float">
            <text:p>4.02122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3-53-5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316922" calcext:value-type="float">
            <text:p>4.316922E-05</text:p>
          </table:table-cell>
          <table:table-cell office:value-type="float" office:value="0.99995685" calcext:value-type="float">
            <text:p>0.999956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7-16-5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9507804" calcext:value-type="float">
            <text:p>2.9507804E-05</text:p>
          </table:table-cell>
          <table:table-cell office:value-type="float" office:value="0.99997044" calcext:value-type="float">
            <text:p>0.999970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1-17-3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21672715" calcext:value-type="float">
            <text:p>0.021672715</text:p>
          </table:table-cell>
          <table:table-cell office:value-type="float" office:value="0.97832733" calcext:value-type="float">
            <text:p>0.978327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6-20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63" calcext:value-type="float">
            <text:p>0.9998963</text:p>
          </table:table-cell>
          <table:table-cell office:value-type="float" office:value="0.000103710125" calcext:value-type="float">
            <text:p>0.00010371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2-40-5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777693" calcext:value-type="float">
            <text:p>7.777693E-05</text:p>
          </table:table-cell>
          <table:table-cell office:value-type="float" office:value="0.9999223" calcext:value-type="float">
            <text:p>0.99992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4-39-1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7231742" calcext:value-type="float">
            <text:p>0.0003723174</text:p>
          </table:table-cell>
          <table:table-cell office:value-type="float" office:value="0.9996277" calcext:value-type="float">
            <text:p>0.99962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0-41-5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1894213" calcext:value-type="float">
            <text:p>0.0021894213</text:p>
          </table:table-cell>
          <table:table-cell office:value-type="float" office:value="0.99781066" calcext:value-type="float">
            <text:p>0.997810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8-52-0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4880128" calcext:value-type="float">
            <text:p>1.4880128E-05</text:p>
          </table:table-cell>
          <table:table-cell office:value-type="float" office:value="0.9999851" calcext:value-type="float">
            <text:p>0.99998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4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0.000038944738" calcext:value-type="float">
            <text:p>3.894473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5-05-3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32" calcext:value-type="float">
            <text:p>0.9999932</text:p>
          </table:table-cell>
          <table:table-cell office:value-type="float" office:value="0.0000067807323" calcext:value-type="float">
            <text:p>6.780732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24-2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1868683" calcext:value-type="float">
            <text:p>0.0021868683</text:p>
          </table:table-cell>
          <table:table-cell office:value-type="float" office:value="0.9978131" calcext:value-type="float">
            <text:p>0.9978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46-5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9115" calcext:value-type="float">
            <text:p>0.9979115</text:p>
          </table:table-cell>
          <table:table-cell office:value-type="float" office:value="0.002088473" calcext:value-type="float">
            <text:p>0.0020884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17-1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0473173" calcext:value-type="float">
            <text:p>0.0010473173</text:p>
          </table:table-cell>
          <table:table-cell office:value-type="float" office:value="0.9989526" calcext:value-type="float">
            <text:p>0.99895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1-29-0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14195857" calcext:value-type="float">
            <text:p>0.014195857</text:p>
          </table:table-cell>
          <table:table-cell office:value-type="float" office:value="0.9858042" calcext:value-type="float">
            <text:p>0.98580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8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0.00000013871" calcext:value-type="float">
            <text:p>1.3871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2-0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2141" calcext:value-type="float">
            <text:p>0.9982141</text:p>
          </table:table-cell>
          <table:table-cell office:value-type="float" office:value="0.00178588" calcext:value-type="float">
            <text:p>0.001785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05-5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69" calcext:value-type="float">
            <text:p>0.9999769</text:p>
          </table:table-cell>
          <table:table-cell office:value-type="float" office:value="0.000023145083" calcext:value-type="float">
            <text:p>2.314508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4-23-1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0342895" calcext:value-type="float">
            <text:p>0.0010342895</text:p>
          </table:table-cell>
          <table:table-cell office:value-type="float" office:value="0.99896574" calcext:value-type="float">
            <text:p>0.998965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6-57-3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79194084" calcext:value-type="float">
            <text:p>0.0007919408</text:p>
          </table:table-cell>
          <table:table-cell office:value-type="float" office:value="0.99920803" calcext:value-type="float">
            <text:p>0.999208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4-15-1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33" calcext:value-type="float">
            <text:p>0.99999833</text:p>
          </table:table-cell>
          <table:table-cell office:value-type="float" office:value="0.000001708163" calcext:value-type="float">
            <text:p>1.70816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6-05-1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8678963" calcext:value-type="float">
            <text:p>0.0006867896</text:p>
          </table:table-cell>
          <table:table-cell office:value-type="float" office:value="0.99931324" calcext:value-type="float">
            <text:p>0.999313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5-29-5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35160347" calcext:value-type="float">
            <text:p>0.0035160347</text:p>
          </table:table-cell>
          <table:table-cell office:value-type="float" office:value="0.9964839" calcext:value-type="float">
            <text:p>0.99648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7-21-2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8428697" calcext:value-type="float">
            <text:p>0.000184287</text:p>
          </table:table-cell>
          <table:table-cell office:value-type="float" office:value="0.99981576" calcext:value-type="float">
            <text:p>0.999815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4-41-1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175" calcext:value-type="float">
            <text:p>0.99997175</text:p>
          </table:table-cell>
          <table:table-cell office:value-type="float" office:value="0.000028205763" calcext:value-type="float">
            <text:p>2.820576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4-15-5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3247468" calcext:value-type="float">
            <text:p>0.0001324747</text:p>
          </table:table-cell>
          <table:table-cell office:value-type="float" office:value="0.99986756" calcext:value-type="float">
            <text:p>0.99986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6-56-2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1111033" calcext:value-type="float">
            <text:p>0.01111033</text:p>
          </table:table-cell>
          <table:table-cell office:value-type="float" office:value="0.9888897" calcext:value-type="float">
            <text:p>0.98888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3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10018917" calcext:value-type="float">
            <text:p>0.00000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3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2836" calcext:value-type="float">
            <text:p>0.9992836</text:p>
          </table:table-cell>
          <table:table-cell office:value-type="float" office:value="0.00071637915" calcext:value-type="float">
            <text:p>0.00071637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5-09-5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9194758" calcext:value-type="float">
            <text:p>0.0019194758</text:p>
          </table:table-cell>
          <table:table-cell office:value-type="float" office:value="0.9980805" calcext:value-type="float">
            <text:p>0.998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1-42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586403" calcext:value-type="float">
            <text:p>0.99586403</text:p>
          </table:table-cell>
          <table:table-cell office:value-type="float" office:value="0.0041359277" calcext:value-type="float">
            <text:p>0.00413592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4-3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474" calcext:value-type="float">
            <text:p>0.99998474</text:p>
          </table:table-cell>
          <table:table-cell office:value-type="float" office:value="0.000015279831" calcext:value-type="float">
            <text:p>1.527983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5-00-5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71" calcext:value-type="float">
            <text:p>0.999571</text:p>
          </table:table-cell>
          <table:table-cell office:value-type="float" office:value="0.00042898717" calcext:value-type="float">
            <text:p>0.00042898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7-0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666" calcext:value-type="float">
            <text:p>0.99999666</text:p>
          </table:table-cell>
          <table:table-cell office:value-type="float" office:value="0.000003327706" calcext:value-type="float">
            <text:p>3.32770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5-42-3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3126162" calcext:value-type="float">
            <text:p>0.0023126162</text:p>
          </table:table-cell>
          <table:table-cell office:value-type="float" office:value="0.99768734" calcext:value-type="float">
            <text:p>0.997687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2-09-1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13986665" calcext:value-type="float">
            <text:p>0.0001139867</text:p>
          </table:table-cell>
          <table:table-cell office:value-type="float" office:value="0.99988604" calcext:value-type="float">
            <text:p>0.999886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5-51-3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7322892" calcext:value-type="float">
            <text:p>0.0003732289</text:p>
          </table:table-cell>
          <table:table-cell office:value-type="float" office:value="0.99962676" calcext:value-type="float">
            <text:p>0.999626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7-17-1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10704311" calcext:value-type="float">
            <text:p>0.010704311</text:p>
          </table:table-cell>
          <table:table-cell office:value-type="float" office:value="0.98929566" calcext:value-type="float">
            <text:p>0.989295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2-4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3" calcext:value-type="float">
            <text:p>0.9999993</text:p>
          </table:table-cell>
          <table:table-cell office:value-type="float" office:value="0.00000071589426" calcext:value-type="float">
            <text:p>7.1589426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20-03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666" calcext:value-type="float">
            <text:p>0.99999666</text:p>
          </table:table-cell>
          <table:table-cell office:value-type="float" office:value="0.0000032914757" calcext:value-type="float">
            <text:p>3.291475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5-5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14938196" calcext:value-type="float">
            <text:p>1.4938196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57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677" calcext:value-type="float">
            <text:p>0.9997677</text:p>
          </table:table-cell>
          <table:table-cell office:value-type="float" office:value="0.00023231264" calcext:value-type="float">
            <text:p>0.00023231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14-5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000028009983" calcext:value-type="float">
            <text:p>0.000028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6-06-4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76525734" calcext:value-type="float">
            <text:p>0.0007652573</text:p>
          </table:table-cell>
          <table:table-cell office:value-type="float" office:value="0.9992348" calcext:value-type="float">
            <text:p>0.99923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2-24-1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9012359" calcext:value-type="float">
            <text:p>2.9012359E-05</text:p>
          </table:table-cell>
          <table:table-cell office:value-type="float" office:value="0.99997103" calcext:value-type="float">
            <text:p>0.999971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0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696886" calcext:value-type="float">
            <text:p>6.96886E-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5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836" calcext:value-type="float">
            <text:p>0.99992836</text:p>
          </table:table-cell>
          <table:table-cell office:value-type="float" office:value="0.000071603885" calcext:value-type="float">
            <text:p>7.160388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1-19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2345" calcext:value-type="float">
            <text:p>0.9982345</text:p>
          </table:table-cell>
          <table:table-cell office:value-type="float" office:value="0.0017654299" calcext:value-type="float">
            <text:p>0.00176542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5-10-4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31936727" calcext:value-type="float">
            <text:p>0.031936727</text:p>
          </table:table-cell>
          <table:table-cell office:value-type="float" office:value="0.9680633" calcext:value-type="float">
            <text:p>0.96806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8-07-5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09220964" calcext:value-type="float">
            <text:p>0.000109221</text:p>
          </table:table-cell>
          <table:table-cell office:value-type="float" office:value="0.9998908" calcext:value-type="float">
            <text:p>0.99989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1-33-4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27" calcext:value-type="float">
            <text:p>0.9999727</text:p>
          </table:table-cell>
          <table:table-cell office:value-type="float" office:value="0.000027297192" calcext:value-type="float">
            <text:p>2.729719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3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033953634" calcext:value-type="float">
            <text:p>3.3953634E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3-11-3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1574637" calcext:value-type="float">
            <text:p>0.0001157464</text:p>
          </table:table-cell>
          <table:table-cell office:value-type="float" office:value="0.99988425" calcext:value-type="float">
            <text:p>0.999884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4-56-1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85" calcext:value-type="float">
            <text:p>0.99999285</text:p>
          </table:table-cell>
          <table:table-cell office:value-type="float" office:value="0.0000071830827" calcext:value-type="float">
            <text:p>7.183082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10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319" calcext:value-type="float">
            <text:p>0.9996319</text:p>
          </table:table-cell>
          <table:table-cell office:value-type="float" office:value="0.0003680773" calcext:value-type="float">
            <text:p>0.00036807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2-56-1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3907" calcext:value-type="float">
            <text:p>0.99983907</text:p>
          </table:table-cell>
          <table:table-cell office:value-type="float" office:value="0.00016093021" calcext:value-type="float">
            <text:p>0.00016093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8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924" calcext:value-type="float">
            <text:p>0.9993924</text:p>
          </table:table-cell>
          <table:table-cell office:value-type="float" office:value="0.00060762605" calcext:value-type="float">
            <text:p>0.00060762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9-52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77" calcext:value-type="float">
            <text:p>0.9999777</text:p>
          </table:table-cell>
          <table:table-cell office:value-type="float" office:value="0.000022243466" calcext:value-type="float">
            <text:p>2.224346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6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4926896" calcext:value-type="float">
            <text:p>4.926896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0-42-5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9681256" calcext:value-type="float">
            <text:p>0.0001968126</text:p>
          </table:table-cell>
          <table:table-cell office:value-type="float" office:value="0.99980325" calcext:value-type="float">
            <text:p>0.999803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5-00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68205" calcext:value-type="float">
            <text:p>0.9868205</text:p>
          </table:table-cell>
          <table:table-cell office:value-type="float" office:value="0.013179463" calcext:value-type="float">
            <text:p>0.0131794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06-3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7872" calcext:value-type="float">
            <text:p>0.9987872</text:p>
          </table:table-cell>
          <table:table-cell office:value-type="float" office:value="0.0012127379" calcext:value-type="float">
            <text:p>0.00121273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5-4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245" calcext:value-type="float">
            <text:p>0.99996245</text:p>
          </table:table-cell>
          <table:table-cell office:value-type="float" office:value="0.000037588812" calcext:value-type="float">
            <text:p>3.758881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5-02-4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9344055" calcext:value-type="float">
            <text:p>0.0009344055</text:p>
          </table:table-cell>
          <table:table-cell office:value-type="float" office:value="0.9990656" calcext:value-type="float">
            <text:p>0.99906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7-18-0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2494861" calcext:value-type="float">
            <text:p>0.0001249486</text:p>
          </table:table-cell>
          <table:table-cell office:value-type="float" office:value="0.99987507" calcext:value-type="float">
            <text:p>0.999875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1-18-1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527952" calcext:value-type="float">
            <text:p>0.0005527952</text:p>
          </table:table-cell>
          <table:table-cell office:value-type="float" office:value="0.99944717" calcext:value-type="float">
            <text:p>0.999447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6-37-3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3280818" calcext:value-type="float">
            <text:p>0.003280818</text:p>
          </table:table-cell>
          <table:table-cell office:value-type="float" office:value="0.9967192" calcext:value-type="float">
            <text:p>0.99671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4-0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1" calcext:value-type="float">
            <text:p>0.9999981</text:p>
          </table:table-cell>
          <table:table-cell office:value-type="float" office:value="0.0000018899506" calcext:value-type="float">
            <text:p>0.000001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04-3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8505" calcext:value-type="float">
            <text:p>0.99968505</text:p>
          </table:table-cell>
          <table:table-cell office:value-type="float" office:value="0.00031499544" calcext:value-type="float">
            <text:p>0.00031499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5-31-4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8124974" calcext:value-type="float">
            <text:p>0.000008125</text:p>
          </table:table-cell>
          <table:table-cell office:value-type="float" office:value="0.9999919" calcext:value-type="float">
            <text:p>0.99999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5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1004" calcext:value-type="float">
            <text:p>0.99911004</text:p>
          </table:table-cell>
          <table:table-cell office:value-type="float" office:value="0.0008899337" calcext:value-type="float">
            <text:p>0.00088993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0-58-3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3257616" calcext:value-type="float">
            <text:p>0.0002325762</text:p>
          </table:table-cell>
          <table:table-cell office:value-type="float" office:value="0.9997675" calcext:value-type="float">
            <text:p>0.99976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2-46-0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2480978" calcext:value-type="float">
            <text:p>0.0001248098</text:p>
          </table:table-cell>
          <table:table-cell office:value-type="float" office:value="0.9998752" calcext:value-type="float">
            <text:p>0.99987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08-1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5" calcext:value-type="float">
            <text:p>0.9999995</text:p>
          </table:table-cell>
          <table:table-cell office:value-type="float" office:value="0.0000004263995" calcext:value-type="float">
            <text:p>4.263995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Line-2017-10-30-12-11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9914" calcext:value-type="float">
            <text:p>0.99909914</text:p>
          </table:table-cell>
          <table:table-cell office:value-type="float" office:value="0.00090093503" calcext:value-type="float">
            <text:p>0.0009009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05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546197" calcext:value-type="float">
            <text:p>0.9546197</text:p>
          </table:table-cell>
          <table:table-cell office:value-type="float" office:value="0.045380298" calcext:value-type="float">
            <text:p>0.0453802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1-5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343" calcext:value-type="float">
            <text:p>0.99998343</text:p>
          </table:table-cell>
          <table:table-cell office:value-type="float" office:value="0.000016612768" calcext:value-type="float">
            <text:p>1.661276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34-3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87024" calcext:value-type="float">
            <text:p>0.9887024</text:p>
          </table:table-cell>
          <table:table-cell office:value-type="float" office:value="0.01129756" calcext:value-type="float">
            <text:p>0.01129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6-03-5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8396347" calcext:value-type="float">
            <text:p>0.0005839635</text:p>
          </table:table-cell>
          <table:table-cell office:value-type="float" office:value="0.999416" calcext:value-type="float">
            <text:p>0.9994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4-40-0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77158897" calcext:value-type="float">
            <text:p>0.0077158897</text:p>
          </table:table-cell>
          <table:table-cell office:value-type="float" office:value="0.9922841" calcext:value-type="float">
            <text:p>0.99228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5-10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544" calcext:value-type="float">
            <text:p>0.9996544</text:p>
          </table:table-cell>
          <table:table-cell office:value-type="float" office:value="0.00034562664" calcext:value-type="float">
            <text:p>0.00034562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3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06104088" calcext:value-type="float">
            <text:p>6.104088E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6-59-2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10920169" calcext:value-type="float">
            <text:p>0.010920169</text:p>
          </table:table-cell>
          <table:table-cell office:value-type="float" office:value="0.9890799" calcext:value-type="float">
            <text:p>0.98907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0-53-0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110866325" calcext:value-type="float">
            <text:p>0.0110866325</text:p>
          </table:table-cell>
          <table:table-cell office:value-type="float" office:value="0.98891336" calcext:value-type="float">
            <text:p>0.988913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7-19-4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7161514" calcext:value-type="float">
            <text:p>1.7161514E-05</text:p>
          </table:table-cell>
          <table:table-cell office:value-type="float" office:value="0.99998283" calcext:value-type="float">
            <text:p>0.999982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6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13" calcext:value-type="float">
            <text:p>0.9999813</text:p>
          </table:table-cell>
          <table:table-cell office:value-type="float" office:value="0.000018694147" calcext:value-type="float">
            <text:p>1.869414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4-3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666" calcext:value-type="float">
            <text:p>0.99999666</text:p>
          </table:table-cell>
          <table:table-cell office:value-type="float" office:value="0.0000033959452" calcext:value-type="float">
            <text:p>3.395945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4-58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026" calcext:value-type="float">
            <text:p>0.99993026</text:p>
          </table:table-cell>
          <table:table-cell office:value-type="float" office:value="0.00006976258" calcext:value-type="float">
            <text:p>6.97625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9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246" calcext:value-type="float">
            <text:p>0.99997246</text:p>
          </table:table-cell>
          <table:table-cell office:value-type="float" office:value="0.000027536636" calcext:value-type="float">
            <text:p>2.753663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6-02-4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1415674" calcext:value-type="float">
            <text:p>0.0021415674</text:p>
          </table:table-cell>
          <table:table-cell office:value-type="float" office:value="0.99785846" calcext:value-type="float">
            <text:p>0.997858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52-4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1100222" calcext:value-type="float">
            <text:p>3.1100222E-05</text:p>
          </table:table-cell>
          <table:table-cell office:value-type="float" office:value="0.9999689" calcext:value-type="float">
            <text:p>0.99996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06-1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626" calcext:value-type="float">
            <text:p>0.99996626</text:p>
          </table:table-cell>
          <table:table-cell office:value-type="float" office:value="0.00003378262" calcext:value-type="float">
            <text:p>3.37826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9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94" calcext:value-type="float">
            <text:p>0.9998994</text:p>
          </table:table-cell>
          <table:table-cell office:value-type="float" office:value="0.000100621655" calcext:value-type="float">
            <text:p>0.0001006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39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64" calcext:value-type="float">
            <text:p>0.99999964</text:p>
          </table:table-cell>
          <table:table-cell office:value-type="float" office:value="0.00000040934006" calcext:value-type="float">
            <text:p>4.0934006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4-56-1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7093904" calcext:value-type="float">
            <text:p>6.7093904E-05</text:p>
          </table:table-cell>
          <table:table-cell office:value-type="float" office:value="0.9999329" calcext:value-type="float">
            <text:p>0.99993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59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381" calcext:value-type="float">
            <text:p>0.9988381</text:p>
          </table:table-cell>
          <table:table-cell office:value-type="float" office:value="0.0011618569" calcext:value-type="float">
            <text:p>0.00116185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4-14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93" calcext:value-type="float">
            <text:p>0.9999093</text:p>
          </table:table-cell>
          <table:table-cell office:value-type="float" office:value="0.00009072069" calcext:value-type="float">
            <text:p>9.07206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3-01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9747" calcext:value-type="float">
            <text:p>0.99909747</text:p>
          </table:table-cell>
          <table:table-cell office:value-type="float" office:value="0.00090254424" calcext:value-type="float">
            <text:p>0.00090254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8-51-2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83143" calcext:value-type="float">
            <text:p>0.0083143</text:p>
          </table:table-cell>
          <table:table-cell office:value-type="float" office:value="0.9916857" calcext:value-type="float">
            <text:p>0.99168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4-56-3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4581933" calcext:value-type="float">
            <text:p>0.0001458193</text:p>
          </table:table-cell>
          <table:table-cell office:value-type="float" office:value="0.9998542" calcext:value-type="float">
            <text:p>0.99985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5-47-2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7469644" calcext:value-type="float">
            <text:p>0.0007469644</text:p>
          </table:table-cell>
          <table:table-cell office:value-type="float" office:value="0.999253" calcext:value-type="float">
            <text:p>0.999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4-25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213" calcext:value-type="float">
            <text:p>0.9996213</text:p>
          </table:table-cell>
          <table:table-cell office:value-type="float" office:value="0.00037875888" calcext:value-type="float">
            <text:p>0.00037875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7-18-2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2817923" calcext:value-type="float">
            <text:p>3.2817923E-05</text:p>
          </table:table-cell>
          <table:table-cell office:value-type="float" office:value="0.9999672" calcext:value-type="float">
            <text:p>0.99996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7-0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5" calcext:value-type="float">
            <text:p>0.9999945</text:p>
          </table:table-cell>
          <table:table-cell office:value-type="float" office:value="0.000005506997" calcext:value-type="float">
            <text:p>0.0000055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28-5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85" calcext:value-type="float">
            <text:p>0.99999285</text:p>
          </table:table-cell>
          <table:table-cell office:value-type="float" office:value="0.0000071757836" calcext:value-type="float">
            <text:p>7.175783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7-16-0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1185559" calcext:value-type="float">
            <text:p>0.0011185559</text:p>
          </table:table-cell>
          <table:table-cell office:value-type="float" office:value="0.9988814" calcext:value-type="float">
            <text:p>0.99888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6-06-0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2843746" calcext:value-type="float">
            <text:p>0.0001284375</text:p>
          </table:table-cell>
          <table:table-cell office:value-type="float" office:value="0.9998715" calcext:value-type="float">
            <text:p>0.99987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8-09-1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51735" calcext:value-type="float">
            <text:p>0.99751735</text:p>
          </table:table-cell>
          <table:table-cell office:value-type="float" office:value="0.0024827186" calcext:value-type="float">
            <text:p>0.00248271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8-1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947" calcext:value-type="float">
            <text:p>0.99995947</text:p>
          </table:table-cell>
          <table:table-cell office:value-type="float" office:value="0.00004058165" calcext:value-type="float">
            <text:p>4.05816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06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666" calcext:value-type="float">
            <text:p>0.99999666</text:p>
          </table:table-cell>
          <table:table-cell office:value-type="float" office:value="0.0000033566023" calcext:value-type="float">
            <text:p>3.356602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20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5025" calcext:value-type="float">
            <text:p>0.99935025</text:p>
          </table:table-cell>
          <table:table-cell office:value-type="float" office:value="0.0006497592" calcext:value-type="float">
            <text:p>0.00064975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08-2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07" calcext:value-type="float">
            <text:p>0.9999807</text:p>
          </table:table-cell>
          <table:table-cell office:value-type="float" office:value="0.000019320836" calcext:value-type="float">
            <text:p>1.932083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1-41-1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11955" calcext:value-type="float">
            <text:p>0.99711955</text:p>
          </table:table-cell>
          <table:table-cell office:value-type="float" office:value="0.0028804534" calcext:value-type="float">
            <text:p>0.00288045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28-3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50339114" calcext:value-type="float">
            <text:p>5.0339114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8-2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813" calcext:value-type="float">
            <text:p>0.99993813</text:p>
          </table:table-cell>
          <table:table-cell office:value-type="float" office:value="0.00006185447" calcext:value-type="float">
            <text:p>6.18544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0-38-2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17610379" calcext:value-type="float">
            <text:p>0.017610379</text:p>
          </table:table-cell>
          <table:table-cell office:value-type="float" office:value="0.98238957" calcext:value-type="float">
            <text:p>0.982389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1-34-5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21116" calcext:value-type="float">
            <text:p>0.99721116</text:p>
          </table:table-cell>
          <table:table-cell office:value-type="float" office:value="0.0027888052" calcext:value-type="float">
            <text:p>0.00278880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0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88929177" calcext:value-type="float">
            <text:p>8.8929177E-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5-51-5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8197317" calcext:value-type="float">
            <text:p>0.0001819732</text:p>
          </table:table-cell>
          <table:table-cell office:value-type="float" office:value="0.999818" calcext:value-type="float">
            <text:p>0.9998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48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257" calcext:value-type="float">
            <text:p>0.99996257</text:p>
          </table:table-cell>
          <table:table-cell office:value-type="float" office:value="0.000037411897" calcext:value-type="float">
            <text:p>3.741189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2-25-1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6627364" calcext:value-type="float">
            <text:p>0.0005662736</text:p>
          </table:table-cell>
          <table:table-cell office:value-type="float" office:value="0.9994337" calcext:value-type="float">
            <text:p>0.99943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3-42-4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7283156" calcext:value-type="float">
            <text:p>0.0017283156</text:p>
          </table:table-cell>
          <table:table-cell office:value-type="float" office:value="0.9982717" calcext:value-type="float">
            <text:p>0.99827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05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23" calcext:value-type="float">
            <text:p>0.9999323</text:p>
          </table:table-cell>
          <table:table-cell office:value-type="float" office:value="0.00006771315" calcext:value-type="float">
            <text:p>6.77131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4-15-0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8619734" calcext:value-type="float">
            <text:p>0.0028619734</text:p>
          </table:table-cell>
          <table:table-cell office:value-type="float" office:value="0.997138" calcext:value-type="float">
            <text:p>0.997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08-2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96" calcext:value-type="float">
            <text:p>0.99998796</text:p>
          </table:table-cell>
          <table:table-cell office:value-type="float" office:value="0.000012012077" calcext:value-type="float">
            <text:p>1.201207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4-3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0.00000020501847" calcext:value-type="float">
            <text:p>0.0000002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6-17-2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33700027" calcext:value-type="float">
            <text:p>3.3700027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0-56-3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649" calcext:value-type="float">
            <text:p>0.9988649</text:p>
          </table:table-cell>
          <table:table-cell office:value-type="float" office:value="0.001135157" calcext:value-type="float">
            <text:p>0.0011351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3-04-1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9195434" calcext:value-type="float">
            <text:p>6.9195434E-05</text:p>
          </table:table-cell>
          <table:table-cell office:value-type="float" office:value="0.99993086" calcext:value-type="float">
            <text:p>0.999930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6-04-0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6572609" calcext:value-type="float">
            <text:p>0.0001657261</text:p>
          </table:table-cell>
          <table:table-cell office:value-type="float" office:value="0.9998343" calcext:value-type="float">
            <text:p>0.99983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5-00-3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8189782" calcext:value-type="float">
            <text:p>0.0018189782</text:p>
          </table:table-cell>
          <table:table-cell office:value-type="float" office:value="0.998181" calcext:value-type="float">
            <text:p>0.9981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4-17-0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664375" calcext:value-type="float">
            <text:p>0.0002664375</text:p>
          </table:table-cell>
          <table:table-cell office:value-type="float" office:value="0.9997335" calcext:value-type="float">
            <text:p>0.99973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6-09-2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075" calcext:value-type="float">
            <text:p>0.9996075</text:p>
          </table:table-cell>
          <table:table-cell office:value-type="float" office:value="0.00039248882" calcext:value-type="float">
            <text:p>0.00039248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2-30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867" calcext:value-type="float">
            <text:p>0.9997867</text:p>
          </table:table-cell>
          <table:table-cell office:value-type="float" office:value="0.00021329368" calcext:value-type="float">
            <text:p>0.00021329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07-3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9346" calcext:value-type="float">
            <text:p>0.99939346</text:p>
          </table:table-cell>
          <table:table-cell office:value-type="float" office:value="0.0006065452" calcext:value-type="float">
            <text:p>0.00060654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5-49-2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1545767" calcext:value-type="float">
            <text:p>0.0002154577</text:p>
          </table:table-cell>
          <table:table-cell office:value-type="float" office:value="0.9997845" calcext:value-type="float">
            <text:p>0.99978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42-1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59" calcext:value-type="float">
            <text:p>0.9999459</text:p>
          </table:table-cell>
          <table:table-cell office:value-type="float" office:value="0.000054120334" calcext:value-type="float">
            <text:p>5.412033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7-10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593" calcext:value-type="float">
            <text:p>0.99998593</text:p>
          </table:table-cell>
          <table:table-cell office:value-type="float" office:value="0.000014060853" calcext:value-type="float">
            <text:p>1.406085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6-56-2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549543" calcext:value-type="float">
            <text:p>0.0001549543</text:p>
          </table:table-cell>
          <table:table-cell office:value-type="float" office:value="0.999845" calcext:value-type="float">
            <text:p>0.9998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23-1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0714286" calcext:value-type="float">
            <text:p>0.0010714286</text:p>
          </table:table-cell>
          <table:table-cell office:value-type="float" office:value="0.9989286" calcext:value-type="float">
            <text:p>0.99892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06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614" calcext:value-type="float">
            <text:p>0.99987614</text:p>
          </table:table-cell>
          <table:table-cell office:value-type="float" office:value="0.0001238848" calcext:value-type="float">
            <text:p>0.00012388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08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01" calcext:value-type="float">
            <text:p>0.9998901</text:p>
          </table:table-cell>
          <table:table-cell office:value-type="float" office:value="0.000109928544" calcext:value-type="float">
            <text:p>0.00010992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5-05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135" calcext:value-type="float">
            <text:p>0.9998135</text:p>
          </table:table-cell>
          <table:table-cell office:value-type="float" office:value="0.0001864875" calcext:value-type="float">
            <text:p>0.00018648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2-35-5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5106334" calcext:value-type="float">
            <text:p>2.5106334E-05</text:p>
          </table:table-cell>
          <table:table-cell office:value-type="float" office:value="0.99997485" calcext:value-type="float">
            <text:p>0.999974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53-0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8476341" calcext:value-type="float">
            <text:p>0.0001847634</text:p>
          </table:table-cell>
          <table:table-cell office:value-type="float" office:value="0.9998153" calcext:value-type="float">
            <text:p>0.99981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16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35" calcext:value-type="float">
            <text:p>0.9999635</text:p>
          </table:table-cell>
          <table:table-cell office:value-type="float" office:value="0.000036468657" calcext:value-type="float">
            <text:p>3.646865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5-34-0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706" calcext:value-type="float">
            <text:p>0.99993706</text:p>
          </table:table-cell>
          <table:table-cell office:value-type="float" office:value="0.00006294578" calcext:value-type="float">
            <text:p>6.29457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30-3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5416" calcext:value-type="float">
            <text:p>0.99885416</text:p>
          </table:table-cell>
          <table:table-cell office:value-type="float" office:value="0.001145886" calcext:value-type="float">
            <text:p>0.0011458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5-36-2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3479624" calcext:value-type="float">
            <text:p>0.0004347962</text:p>
          </table:table-cell>
          <table:table-cell office:value-type="float" office:value="0.9995652" calcext:value-type="float">
            <text:p>0.99956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3-49-2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6089846" calcext:value-type="float">
            <text:p>0.96089846</text:p>
          </table:table-cell>
          <table:table-cell office:value-type="float" office:value="0.03910152" calcext:value-type="float">
            <text:p>0.039101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34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2677" calcext:value-type="float">
            <text:p>0.9972677</text:p>
          </table:table-cell>
          <table:table-cell office:value-type="float" office:value="0.0027323111" calcext:value-type="float">
            <text:p>0.00273231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3-40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3037" calcext:value-type="float">
            <text:p>0.99983037</text:p>
          </table:table-cell>
          <table:table-cell office:value-type="float" office:value="0.000169595" calcext:value-type="float">
            <text:p>0.0001695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15-2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47" calcext:value-type="float">
            <text:p>0.9999547</text:p>
          </table:table-cell>
          <table:table-cell office:value-type="float" office:value="0.00004533155" calcext:value-type="float">
            <text:p>4.53315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8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89" calcext:value-type="float">
            <text:p>0.9999889</text:p>
          </table:table-cell>
          <table:table-cell office:value-type="float" office:value="0.000011074479" calcext:value-type="float">
            <text:p>1.107447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1-24-3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8085784" calcext:value-type="float">
            <text:p>0.008085784</text:p>
          </table:table-cell>
          <table:table-cell office:value-type="float" office:value="0.9919143" calcext:value-type="float">
            <text:p>0.99191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5-10-2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4803065" calcext:value-type="float">
            <text:p>0.0004480307</text:p>
          </table:table-cell>
          <table:table-cell office:value-type="float" office:value="0.99955195" calcext:value-type="float">
            <text:p>0.999551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57-4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648" calcext:value-type="float">
            <text:p>0.9993648</text:p>
          </table:table-cell>
          <table:table-cell office:value-type="float" office:value="0.0006352406" calcext:value-type="float">
            <text:p>0.00063524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2-53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718088" calcext:value-type="float">
            <text:p>0.9718088</text:p>
          </table:table-cell>
          <table:table-cell office:value-type="float" office:value="0.02819124" calcext:value-type="float">
            <text:p>0.028191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04-2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000009999912" calcext:value-type="float">
            <text:p>9.99991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7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625" calcext:value-type="float">
            <text:p>0.99995625</text:p>
          </table:table-cell>
          <table:table-cell office:value-type="float" office:value="0.000043727112" calcext:value-type="float">
            <text:p>4.372711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1-13-5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7549892" calcext:value-type="float">
            <text:p>0.0001754989</text:p>
          </table:table-cell>
          <table:table-cell office:value-type="float" office:value="0.9998246" calcext:value-type="float">
            <text:p>0.99982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7-05-1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26365528" calcext:value-type="float">
            <text:p>0.026365528</text:p>
          </table:table-cell>
          <table:table-cell office:value-type="float" office:value="0.9736345" calcext:value-type="float">
            <text:p>0.9736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9-1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4383817" calcext:value-type="float">
            <text:p>4.383817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25-2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9264828" calcext:value-type="float">
            <text:p>1.9264828E-05</text:p>
          </table:table-cell>
          <table:table-cell office:value-type="float" office:value="0.9999807" calcext:value-type="float">
            <text:p>0.99998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3-00-1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7964066" calcext:value-type="float">
            <text:p>0.97964066</text:p>
          </table:table-cell>
          <table:table-cell office:value-type="float" office:value="0.020359354" calcext:value-type="float">
            <text:p>0.0203593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4-5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19963569" calcext:value-type="float">
            <text:p>0.00000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4-27-4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5174897" calcext:value-type="float">
            <text:p>0.05174897</text:p>
          </table:table-cell>
          <table:table-cell office:value-type="float" office:value="0.94825107" calcext:value-type="float">
            <text:p>0.948251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6-02-1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487362" calcext:value-type="float">
            <text:p>0.0003487362</text:p>
          </table:table-cell>
          <table:table-cell office:value-type="float" office:value="0.9996513" calcext:value-type="float">
            <text:p>0.99965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1-36-1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524" calcext:value-type="float">
            <text:p>0.9998524</text:p>
          </table:table-cell>
          <table:table-cell office:value-type="float" office:value="0.00014750051" calcext:value-type="float">
            <text:p>0.0001475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2-09-5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3451063" calcext:value-type="float">
            <text:p>0.0023451063</text:p>
          </table:table-cell>
          <table:table-cell office:value-type="float" office:value="0.9976549" calcext:value-type="float">
            <text:p>0.99765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7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5" calcext:value-type="float">
            <text:p>0.9999945</text:p>
          </table:table-cell>
          <table:table-cell office:value-type="float" office:value="0.0000054252914" calcext:value-type="float">
            <text:p>5.425291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4-51-3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38366936" calcext:value-type="float">
            <text:p>0.038366936</text:p>
          </table:table-cell>
          <table:table-cell office:value-type="float" office:value="0.9616331" calcext:value-type="float">
            <text:p>0.96163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5-12-1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55704718" calcext:value-type="float">
            <text:p>0.0055704718</text:p>
          </table:table-cell>
          <table:table-cell office:value-type="float" office:value="0.9944296" calcext:value-type="float">
            <text:p>0.99442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7-20-3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0790954" calcext:value-type="float">
            <text:p>0.000030791</text:p>
          </table:table-cell>
          <table:table-cell office:value-type="float" office:value="0.99996924" calcext:value-type="float">
            <text:p>0.999969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4-19-0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7965441" calcext:value-type="float">
            <text:p>0.0017965441</text:p>
          </table:table-cell>
          <table:table-cell office:value-type="float" office:value="0.9982034" calcext:value-type="float">
            <text:p>0.99820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23-4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898911" calcext:value-type="float">
            <text:p>9.898911E-05</text:p>
          </table:table-cell>
          <table:table-cell office:value-type="float" office:value="0.99990106" calcext:value-type="float">
            <text:p>0.999901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5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09212512" calcext:value-type="float">
            <text:p>9.212512E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5-0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0.00000024424313" calcext:value-type="float">
            <text:p>2.4424313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0-5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30448707" calcext:value-type="float">
            <text:p>3.0448707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07-3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62053" calcext:value-type="float">
            <text:p>0.9962053</text:p>
          </table:table-cell>
          <table:table-cell office:value-type="float" office:value="0.003794762" calcext:value-type="float">
            <text:p>0.0037947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2-02-0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9203" calcext:value-type="float">
            <text:p>0.99939203</text:p>
          </table:table-cell>
          <table:table-cell office:value-type="float" office:value="0.0006079922" calcext:value-type="float">
            <text:p>0.00060799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05-3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155" calcext:value-type="float">
            <text:p>0.99991155</text:p>
          </table:table-cell>
          <table:table-cell office:value-type="float" office:value="0.00008845968" calcext:value-type="float">
            <text:p>8.84596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8-04-0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636515" calcext:value-type="float">
            <text:p>9.636515E-05</text:p>
          </table:table-cell>
          <table:table-cell office:value-type="float" office:value="0.9999037" calcext:value-type="float">
            <text:p>0.9999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09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72" calcext:value-type="float">
            <text:p>0.9999572</text:p>
          </table:table-cell>
          <table:table-cell office:value-type="float" office:value="0.000042805477" calcext:value-type="float">
            <text:p>4.280547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3-15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6" calcext:value-type="float">
            <text:p>0.9999976</text:p>
          </table:table-cell>
          <table:table-cell office:value-type="float" office:value="0.0000023566968" calcext:value-type="float">
            <text:p>2.356696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3-54-2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5730656" calcext:value-type="float">
            <text:p>3.5730656E-05</text:p>
          </table:table-cell>
          <table:table-cell office:value-type="float" office:value="0.99996424" calcext:value-type="float">
            <text:p>0.999964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8-26-5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075" calcext:value-type="float">
            <text:p>0.99994075</text:p>
          </table:table-cell>
          <table:table-cell office:value-type="float" office:value="0.000059243786" calcext:value-type="float">
            <text:p>5.924378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3-51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6279" calcext:value-type="float">
            <text:p>0.9986279</text:p>
          </table:table-cell>
          <table:table-cell office:value-type="float" office:value="0.0013721347" calcext:value-type="float">
            <text:p>0.00137213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31-1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46" calcext:value-type="float">
            <text:p>0.9999746</text:p>
          </table:table-cell>
          <table:table-cell office:value-type="float" office:value="0.000025349902" calcext:value-type="float">
            <text:p>2.534990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18-1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747" calcext:value-type="float">
            <text:p>0.9996747</text:p>
          </table:table-cell>
          <table:table-cell office:value-type="float" office:value="0.0003252987" calcext:value-type="float">
            <text:p>0.00032529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0-56-0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68" calcext:value-type="float">
            <text:p>0.9999968</text:p>
          </table:table-cell>
          <table:table-cell office:value-type="float" office:value="0.0000032343055" calcext:value-type="float">
            <text:p>3.234305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46-1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000014976367" calcext:value-type="float">
            <text:p>1.497636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3-46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268" calcext:value-type="float">
            <text:p>0.9993268</text:p>
          </table:table-cell>
          <table:table-cell office:value-type="float" office:value="0.00067317765" calcext:value-type="float">
            <text:p>0.00067317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09-0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9" calcext:value-type="float">
            <text:p>0.9999989</text:p>
          </table:table-cell>
          <table:table-cell office:value-type="float" office:value="0.0000010883296" calcext:value-type="float">
            <text:p>1.088329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08-5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95" calcext:value-type="float">
            <text:p>0.9999095</text:p>
          </table:table-cell>
          <table:table-cell office:value-type="float" office:value="0.00009051063" calcext:value-type="float">
            <text:p>9.05106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2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358445" calcext:value-type="float">
            <text:p>0.99358445</text:p>
          </table:table-cell>
          <table:table-cell office:value-type="float" office:value="0.006415552" calcext:value-type="float">
            <text:p>0.0064155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1-28-5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8208338" calcext:value-type="float">
            <text:p>0.0028208338</text:p>
          </table:table-cell>
          <table:table-cell office:value-type="float" office:value="0.99717915" calcext:value-type="float">
            <text:p>0.997179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4-22-3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2834549" calcext:value-type="float">
            <text:p>2.2834549E-05</text:p>
          </table:table-cell>
          <table:table-cell office:value-type="float" office:value="0.9999771" calcext:value-type="float">
            <text:p>0.99997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5-2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3945" calcext:value-type="float">
            <text:p>0.99893945</text:p>
          </table:table-cell>
          <table:table-cell office:value-type="float" office:value="0.0010605798" calcext:value-type="float">
            <text:p>0.00106057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20-01-5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8049152" calcext:value-type="float">
            <text:p>0.000000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05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17" calcext:value-type="float">
            <text:p>0.99999917</text:p>
          </table:table-cell>
          <table:table-cell office:value-type="float" office:value="0.0000008548845" calcext:value-type="float">
            <text:p>8.548845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1-49-3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1249355" calcext:value-type="float">
            <text:p>0.0011249355</text:p>
          </table:table-cell>
          <table:table-cell office:value-type="float" office:value="0.9988751" calcext:value-type="float">
            <text:p>0.99887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8-04-5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4027772" calcext:value-type="float">
            <text:p>5.4027772E-05</text:p>
          </table:table-cell>
          <table:table-cell office:value-type="float" office:value="0.999946" calcext:value-type="float">
            <text:p>0.999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7-19-0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2791427" calcext:value-type="float">
            <text:p>1.2791427E-05</text:p>
          </table:table-cell>
          <table:table-cell office:value-type="float" office:value="0.99998724" calcext:value-type="float">
            <text:p>0.999987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1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19200634" calcext:value-type="float">
            <text:p>1.9200634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6-07-0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2450753" calcext:value-type="float">
            <text:p>0.0002245075</text:p>
          </table:table-cell>
          <table:table-cell office:value-type="float" office:value="0.99977547" calcext:value-type="float">
            <text:p>0.999775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6-01-4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35064728" calcext:value-type="float">
            <text:p>0.0035064728</text:p>
          </table:table-cell>
          <table:table-cell office:value-type="float" office:value="0.9964935" calcext:value-type="float">
            <text:p>0.99649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5-06-2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0694" calcext:value-type="float">
            <text:p>0.99980694</text:p>
          </table:table-cell>
          <table:table-cell office:value-type="float" office:value="0.0001931395" calcext:value-type="float">
            <text:p>0.00019313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8-05-1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555758" calcext:value-type="float">
            <text:p>0.0001555758</text:p>
          </table:table-cell>
          <table:table-cell office:value-type="float" office:value="0.99984443" calcext:value-type="float">
            <text:p>0.999844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4-4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2886644" calcext:value-type="float">
            <text:p>2.886644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2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4" calcext:value-type="float">
            <text:p>0.9999994</text:p>
          </table:table-cell>
          <table:table-cell office:value-type="float" office:value="0.0000006151588" calcext:value-type="float">
            <text:p>6.151588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56-3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85" calcext:value-type="float">
            <text:p>0.9999385</text:p>
          </table:table-cell>
          <table:table-cell office:value-type="float" office:value="0.00006149342" calcext:value-type="float">
            <text:p>6.14934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5-2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875" calcext:value-type="float">
            <text:p>0.99995875</text:p>
          </table:table-cell>
          <table:table-cell office:value-type="float" office:value="0.000041206775" calcext:value-type="float">
            <text:p>4.120677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8-25-2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94" calcext:value-type="float">
            <text:p>0.9999094</text:p>
          </table:table-cell>
          <table:table-cell office:value-type="float" office:value="0.000090554386" calcext:value-type="float">
            <text:p>9.055438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30-3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873" calcext:value-type="float">
            <text:p>0.9997873</text:p>
          </table:table-cell>
          <table:table-cell office:value-type="float" office:value="0.00021276722" calcext:value-type="float">
            <text:p>0.00021276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7-01-3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4399207" calcext:value-type="float">
            <text:p>2.4399207E-05</text:p>
          </table:table-cell>
          <table:table-cell office:value-type="float" office:value="0.99997556" calcext:value-type="float">
            <text:p>0.999975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6-44-4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847107" calcext:value-type="float">
            <text:p>4.847107E-05</text:p>
          </table:table-cell>
          <table:table-cell office:value-type="float" office:value="0.9999515" calcext:value-type="float">
            <text:p>0.99995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6-58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2904" calcext:value-type="float">
            <text:p>0.99902904</text:p>
          </table:table-cell>
          <table:table-cell office:value-type="float" office:value="0.0009709746" calcext:value-type="float">
            <text:p>0.00097097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2-25-2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0399525" calcext:value-type="float">
            <text:p>6.0399525E-05</text:p>
          </table:table-cell>
          <table:table-cell office:value-type="float" office:value="0.99993956" calcext:value-type="float">
            <text:p>0.99993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4-18-0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611" calcext:value-type="float">
            <text:p>0.9993611</text:p>
          </table:table-cell>
          <table:table-cell office:value-type="float" office:value="0.0006389134" calcext:value-type="float">
            <text:p>0.00063891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2-53-0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7832557" calcext:value-type="float">
            <text:p>0.7832557</text:p>
          </table:table-cell>
          <table:table-cell office:value-type="float" office:value="0.2167443" calcext:value-type="float">
            <text:p>0.21674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41-3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227847" calcext:value-type="float">
            <text:p>0.98227847</text:p>
          </table:table-cell>
          <table:table-cell office:value-type="float" office:value="0.01772151" calcext:value-type="float">
            <text:p>0.017721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1-06-1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28063677" calcext:value-type="float">
            <text:p>0.028063677</text:p>
          </table:table-cell>
          <table:table-cell office:value-type="float" office:value="0.9719363" calcext:value-type="float">
            <text:p>0.97193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1-27-1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23377613" calcext:value-type="float">
            <text:p>2.3377613E-06</text:p>
          </table:table-cell>
          <table:table-cell office:value-type="float" office:value="0.9999976" calcext:value-type="float">
            <text:p>0.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42-2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47659" calcext:value-type="float">
            <text:p>0.9947659</text:p>
          </table:table-cell>
          <table:table-cell office:value-type="float" office:value="0.005234125" calcext:value-type="float">
            <text:p>0.0052341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5-55-2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26330404" calcext:value-type="float">
            <text:p>0.026330404</text:p>
          </table:table-cell>
          <table:table-cell office:value-type="float" office:value="0.97366965" calcext:value-type="float">
            <text:p>0.973669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5-06-3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5958552" calcext:value-type="float">
            <text:p>0.05958552</text:p>
          </table:table-cell>
          <table:table-cell office:value-type="float" office:value="0.9404145" calcext:value-type="float">
            <text:p>0.94041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16-5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44" calcext:value-type="float">
            <text:p>0.9999844</text:p>
          </table:table-cell>
          <table:table-cell office:value-type="float" office:value="0.000015573036" calcext:value-type="float">
            <text:p>0.0000155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8-05-2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5117148" calcext:value-type="float">
            <text:p>0.0001511715</text:p>
          </table:table-cell>
          <table:table-cell office:value-type="float" office:value="0.99984884" calcext:value-type="float">
            <text:p>0.999848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6-36-5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9492514" calcext:value-type="float">
            <text:p>0.0005949251</text:p>
          </table:table-cell>
          <table:table-cell office:value-type="float" office:value="0.999405" calcext:value-type="float">
            <text:p>0.9994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7-12-5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5511245" calcext:value-type="float">
            <text:p>0.0002551125</text:p>
          </table:table-cell>
          <table:table-cell office:value-type="float" office:value="0.99974483" calcext:value-type="float">
            <text:p>0.999744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6-46-0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5713151" calcext:value-type="float">
            <text:p>0.0001571315</text:p>
          </table:table-cell>
          <table:table-cell office:value-type="float" office:value="0.9998429" calcext:value-type="float">
            <text:p>0.99984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4-12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8868472" calcext:value-type="float">
            <text:p>0.8868472</text:p>
          </table:table-cell>
          <table:table-cell office:value-type="float" office:value="0.11315276" calcext:value-type="float">
            <text:p>0.113152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48-2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996" calcext:value-type="float">
            <text:p>0.9996996</text:p>
          </table:table-cell>
          <table:table-cell office:value-type="float" office:value="0.00030042694" calcext:value-type="float">
            <text:p>0.00030042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29-5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487" calcext:value-type="float">
            <text:p>0.9998487</text:p>
          </table:table-cell>
          <table:table-cell office:value-type="float" office:value="0.00015128727" calcext:value-type="float">
            <text:p>0.00015128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59-4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61767935" calcext:value-type="float">
            <text:p>0.0061767935</text:p>
          </table:table-cell>
          <table:table-cell office:value-type="float" office:value="0.9938232" calcext:value-type="float">
            <text:p>0.99382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2-36-5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7930895" calcext:value-type="float">
            <text:p>2.7930895E-05</text:p>
          </table:table-cell>
          <table:table-cell office:value-type="float" office:value="0.9999721" calcext:value-type="float">
            <text:p>0.99997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1-30-3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1661459" calcext:value-type="float">
            <text:p>0.0001166146</text:p>
          </table:table-cell>
          <table:table-cell office:value-type="float" office:value="0.9998834" calcext:value-type="float">
            <text:p>0.99988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22-5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8866554" calcext:value-type="float">
            <text:p>0.0001886655</text:p>
          </table:table-cell>
          <table:table-cell office:value-type="float" office:value="0.99981135" calcext:value-type="float">
            <text:p>0.999811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52-0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342604" calcext:value-type="float">
            <text:p>3.42604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57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6-14-5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188" calcext:value-type="float">
            <text:p>0.9990188</text:p>
          </table:table-cell>
          <table:table-cell office:value-type="float" office:value="0.0009812192" calcext:value-type="float">
            <text:p>0.00098121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4-13-4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67923954" calcext:value-type="float">
            <text:p>0.0067923954</text:p>
          </table:table-cell>
          <table:table-cell office:value-type="float" office:value="0.99320763" calcext:value-type="float">
            <text:p>0.993207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4-5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5811771" calcext:value-type="float">
            <text:p>5.811771E-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2-06-4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11241253" calcext:value-type="float">
            <text:p>0.011241253</text:p>
          </table:table-cell>
          <table:table-cell office:value-type="float" office:value="0.9887587" calcext:value-type="float">
            <text:p>0.98875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7-17-0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6926194" calcext:value-type="float">
            <text:p>3.6926194E-05</text:p>
          </table:table-cell>
          <table:table-cell office:value-type="float" office:value="0.99996305" calcext:value-type="float">
            <text:p>0.999963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49-2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5763056" calcext:value-type="float">
            <text:p>2.5763056E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3-15-1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893" calcext:value-type="float">
            <text:p>0.9997893</text:p>
          </table:table-cell>
          <table:table-cell office:value-type="float" office:value="0.00021072628" calcext:value-type="float">
            <text:p>0.00021072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7-00-2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9174" calcext:value-type="float">
            <text:p>0.99909174</text:p>
          </table:table-cell>
          <table:table-cell office:value-type="float" office:value="0.0009083066" calcext:value-type="float">
            <text:p>0.00090830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6-36-2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557777" calcext:value-type="float">
            <text:p>0.0004557777</text:p>
          </table:table-cell>
          <table:table-cell office:value-type="float" office:value="0.9995442" calcext:value-type="float">
            <text:p>0.99954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4-36-2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5611881" calcext:value-type="float">
            <text:p>0.0001561188</text:p>
          </table:table-cell>
          <table:table-cell office:value-type="float" office:value="0.99984384" calcext:value-type="float">
            <text:p>0.999843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1-12-5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729857" calcext:value-type="float">
            <text:p>9.729857E-05</text:p>
          </table:table-cell>
          <table:table-cell office:value-type="float" office:value="0.9999027" calcext:value-type="float">
            <text:p>0.99990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4-14-3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8245924" calcext:value-type="float">
            <text:p>2.8245924E-05</text:p>
          </table:table-cell>
          <table:table-cell office:value-type="float" office:value="0.99997175" calcext:value-type="float">
            <text:p>0.99997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48-5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3596725" calcext:value-type="float">
            <text:p>0.0002359673</text:p>
          </table:table-cell>
          <table:table-cell office:value-type="float" office:value="0.999764" calcext:value-type="float">
            <text:p>0.9997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59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135" calcext:value-type="float">
            <text:p>0.9998135</text:p>
          </table:table-cell>
          <table:table-cell office:value-type="float" office:value="0.00018656434" calcext:value-type="float">
            <text:p>0.00018656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2-31-2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6204" calcext:value-type="float">
            <text:p>0.99896204</text:p>
          </table:table-cell>
          <table:table-cell office:value-type="float" office:value="0.0010379318" calcext:value-type="float">
            <text:p>0.00103793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05-5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10755" calcext:value-type="float">
            <text:p>0.99810755</text:p>
          </table:table-cell>
          <table:table-cell office:value-type="float" office:value="0.0018924058" calcext:value-type="float">
            <text:p>0.00189240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0-47-0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4646" calcext:value-type="float">
            <text:p>0.99914646</text:p>
          </table:table-cell>
          <table:table-cell office:value-type="float" office:value="0.00085352705" calcext:value-type="float">
            <text:p>0.00085352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23-5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4610706" calcext:value-type="float">
            <text:p>0.0003461071</text:p>
          </table:table-cell>
          <table:table-cell office:value-type="float" office:value="0.99965394" calcext:value-type="float">
            <text:p>0.99965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0-37-5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919969" calcext:value-type="float">
            <text:p>0.0005919969</text:p>
          </table:table-cell>
          <table:table-cell office:value-type="float" office:value="0.999408" calcext:value-type="float">
            <text:p>0.999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9-01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63" calcext:value-type="float">
            <text:p>0.9999063</text:p>
          </table:table-cell>
          <table:table-cell office:value-type="float" office:value="0.00009363314" calcext:value-type="float">
            <text:p>9.36331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1-15-1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4025043" calcext:value-type="float">
            <text:p>0.0014025043</text:p>
          </table:table-cell>
          <table:table-cell office:value-type="float" office:value="0.99859744" calcext:value-type="float">
            <text:p>0.998597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0-41-4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2835789" calcext:value-type="float">
            <text:p>0.0001283579</text:p>
          </table:table-cell>
          <table:table-cell office:value-type="float" office:value="0.9998716" calcext:value-type="float">
            <text:p>0.99987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4-5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00037974507" calcext:value-type="float">
            <text:p>3.797450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5-15-5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2493743" calcext:value-type="float">
            <text:p>0.0004249374</text:p>
          </table:table-cell>
          <table:table-cell office:value-type="float" office:value="0.9995751" calcext:value-type="float">
            <text:p>0.99957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58-2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0053753" calcext:value-type="float">
            <text:p>0.0003005375</text:p>
          </table:table-cell>
          <table:table-cell office:value-type="float" office:value="0.9996995" calcext:value-type="float">
            <text:p>0.9996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8-46-4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57148254" calcext:value-type="float">
            <text:p>5.7148254E-06</text:p>
          </table:table-cell>
          <table:table-cell office:value-type="float" office:value="0.9999943" calcext:value-type="float">
            <text:p>0.99999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7-49-3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404716" calcext:value-type="float">
            <text:p>0.99404716</text:p>
          </table:table-cell>
          <table:table-cell office:value-type="float" office:value="0.0059528747" calcext:value-type="float">
            <text:p>0.00595287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5-49-0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254821" calcext:value-type="float">
            <text:p>0.0001254821</text:p>
          </table:table-cell>
          <table:table-cell office:value-type="float" office:value="0.9998745" calcext:value-type="float">
            <text:p>0.99987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1-14-2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3849886" calcext:value-type="float">
            <text:p>0.0001384989</text:p>
          </table:table-cell>
          <table:table-cell office:value-type="float" office:value="0.9998615" calcext:value-type="float">
            <text:p>0.99986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02-5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2556" calcext:value-type="float">
            <text:p>0.99962556</text:p>
          </table:table-cell>
          <table:table-cell office:value-type="float" office:value="0.00037443347" calcext:value-type="float">
            <text:p>0.00037443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4-5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73" calcext:value-type="float">
            <text:p>0.999673</text:p>
          </table:table-cell>
          <table:table-cell office:value-type="float" office:value="0.0003269821" calcext:value-type="float">
            <text:p>0.00032698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LE_Circle-2017-02-13-14-41-1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531495" calcext:value-type="float">
            <text:p>0.000055315</text:p>
          </table:table-cell>
          <table:table-cell office:value-type="float" office:value="0.9999447" calcext:value-type="float">
            <text:p>0.99994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6-17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03" calcext:value-type="float">
            <text:p>0.9998703</text:p>
          </table:table-cell>
          <table:table-cell office:value-type="float" office:value="0.00012970688" calcext:value-type="float">
            <text:p>0.00012970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3-10-4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103422" calcext:value-type="float">
            <text:p>8.103422E-05</text:p>
          </table:table-cell>
          <table:table-cell office:value-type="float" office:value="0.99991894" calcext:value-type="float">
            <text:p>0.999918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34-4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966" calcext:value-type="float">
            <text:p>0.9996966</text:p>
          </table:table-cell>
          <table:table-cell office:value-type="float" office:value="0.00030346398" calcext:value-type="float">
            <text:p>0.0003034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7-21-2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938429" calcext:value-type="float">
            <text:p>7.938429E-05</text:p>
          </table:table-cell>
          <table:table-cell office:value-type="float" office:value="0.9999206" calcext:value-type="float">
            <text:p>0.9999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9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4" calcext:value-type="float">
            <text:p>0.9999994</text:p>
          </table:table-cell>
          <table:table-cell office:value-type="float" office:value="0.000000628159" calcext:value-type="float">
            <text:p>6.28159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7-08-3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292" calcext:value-type="float">
            <text:p>0.9993292</text:p>
          </table:table-cell>
          <table:table-cell office:value-type="float" office:value="0.0006707623" calcext:value-type="float">
            <text:p>0.00067076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7-12-4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1489327" calcext:value-type="float">
            <text:p>0.0002148933</text:p>
          </table:table-cell>
          <table:table-cell office:value-type="float" office:value="0.9997851" calcext:value-type="float">
            <text:p>0.99978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07-5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607" calcext:value-type="float">
            <text:p>0.99999607</text:p>
          </table:table-cell>
          <table:table-cell office:value-type="float" office:value="0.000003899157" calcext:value-type="float">
            <text:p>3.89915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5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05" calcext:value-type="float">
            <text:p>0.99999905</text:p>
          </table:table-cell>
          <table:table-cell office:value-type="float" office:value="0.00000090903006" calcext:value-type="float">
            <text:p>0.0000009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4-34-3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40003" calcext:value-type="float">
            <text:p>0.99840003</text:p>
          </table:table-cell>
          <table:table-cell office:value-type="float" office:value="0.0015999525" calcext:value-type="float">
            <text:p>0.00159995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1-09-3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04089" calcext:value-type="float">
            <text:p>0.9804089</text:p>
          </table:table-cell>
          <table:table-cell office:value-type="float" office:value="0.019591149" calcext:value-type="float">
            <text:p>0.0195911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2-16-3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8037026" calcext:value-type="float">
            <text:p>0.008037026</text:p>
          </table:table-cell>
          <table:table-cell office:value-type="float" office:value="0.9919629" calcext:value-type="float">
            <text:p>0.99196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30-0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3203" calcext:value-type="float">
            <text:p>0.99983203</text:p>
          </table:table-cell>
          <table:table-cell office:value-type="float" office:value="0.00016788003" calcext:value-type="float">
            <text:p>0.00016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8-1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5" calcext:value-type="float">
            <text:p>0.9999995</text:p>
          </table:table-cell>
          <table:table-cell office:value-type="float" office:value="0.0000005003395" calcext:value-type="float">
            <text:p>5.003395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6-18-3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535" calcext:value-type="float">
            <text:p>0.99999535</text:p>
          </table:table-cell>
          <table:table-cell office:value-type="float" office:value="0.0000046815203" calcext:value-type="float">
            <text:p>4.681520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6-59-3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8478597" calcext:value-type="float">
            <text:p>0.08478597</text:p>
          </table:table-cell>
          <table:table-cell office:value-type="float" office:value="0.915214" calcext:value-type="float">
            <text:p>0.9152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15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517" calcext:value-type="float">
            <text:p>0.9998517</text:p>
          </table:table-cell>
          <table:table-cell office:value-type="float" office:value="0.00014825816" calcext:value-type="float">
            <text:p>0.00014825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32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223" calcext:value-type="float">
            <text:p>0.9997223</text:p>
          </table:table-cell>
          <table:table-cell office:value-type="float" office:value="0.00027770593" calcext:value-type="float">
            <text:p>0.00027770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5-12-5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1865" calcext:value-type="float">
            <text:p>0.99961865</text:p>
          </table:table-cell>
          <table:table-cell office:value-type="float" office:value="0.0003813028" calcext:value-type="float">
            <text:p>0.00038130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0-43-1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1294483" calcext:value-type="float">
            <text:p>0.0001129448</text:p>
          </table:table-cell>
          <table:table-cell office:value-type="float" office:value="0.999887" calcext:value-type="float">
            <text:p>0.9998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46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1073" calcext:value-type="float">
            <text:p>0.9981073</text:p>
          </table:table-cell>
          <table:table-cell office:value-type="float" office:value="0.0018926717" calcext:value-type="float">
            <text:p>0.00189267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2-38-4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11448041" calcext:value-type="float">
            <text:p>0.11448041</text:p>
          </table:table-cell>
          <table:table-cell office:value-type="float" office:value="0.8855195" calcext:value-type="float">
            <text:p>0.88551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5-32-1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6773565" calcext:value-type="float">
            <text:p>0.0002677357</text:p>
          </table:table-cell>
          <table:table-cell office:value-type="float" office:value="0.9997322" calcext:value-type="float">
            <text:p>0.99973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3-01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55409" calcext:value-type="float">
            <text:p>0.9955409</text:p>
          </table:table-cell>
          <table:table-cell office:value-type="float" office:value="0.004459099" calcext:value-type="float">
            <text:p>0.0044590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20-1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7167" calcext:value-type="float">
            <text:p>0.9987167</text:p>
          </table:table-cell>
          <table:table-cell office:value-type="float" office:value="0.0012833275" calcext:value-type="float">
            <text:p>0.00128332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20-2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29154" calcext:value-type="float">
            <text:p>0.99929154</text:p>
          </table:table-cell>
          <table:table-cell office:value-type="float" office:value="0.0007084757" calcext:value-type="float">
            <text:p>0.00070847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5-01-1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4780845" calcext:value-type="float">
            <text:p>0.0014780845</text:p>
          </table:table-cell>
          <table:table-cell office:value-type="float" office:value="0.998522" calcext:value-type="float">
            <text:p>0.9985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47-1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56825866" calcext:value-type="float">
            <text:p>5.6825866E-06</text:p>
          </table:table-cell>
          <table:table-cell office:value-type="float" office:value="0.9999943" calcext:value-type="float">
            <text:p>0.99999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6-58-0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913865" calcext:value-type="float">
            <text:p>0.000913865</text:p>
          </table:table-cell>
          <table:table-cell office:value-type="float" office:value="0.99908614" calcext:value-type="float">
            <text:p>0.999086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52-0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520287" calcext:value-type="float">
            <text:p>0.0006520287</text:p>
          </table:table-cell>
          <table:table-cell office:value-type="float" office:value="0.999348" calcext:value-type="float">
            <text:p>0.9993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3-08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2324" calcext:value-type="float">
            <text:p>0.9972324</text:p>
          </table:table-cell>
          <table:table-cell office:value-type="float" office:value="0.0027676788" calcext:value-type="float">
            <text:p>0.0027676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2-27-2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2368496" calcext:value-type="float">
            <text:p>0.02368496</text:p>
          </table:table-cell>
          <table:table-cell office:value-type="float" office:value="0.976315" calcext:value-type="float">
            <text:p>0.9763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0-39-2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676485" calcext:value-type="float">
            <text:p>0.001676485</text:p>
          </table:table-cell>
          <table:table-cell office:value-type="float" office:value="0.9983235" calcext:value-type="float">
            <text:p>0.99832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30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58" calcext:value-type="float">
            <text:p>0.9999858</text:p>
          </table:table-cell>
          <table:table-cell office:value-type="float" office:value="0.000014129811" calcext:value-type="float">
            <text:p>1.412981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6-44-0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718294" calcext:value-type="float">
            <text:p>0.0001718294</text:p>
          </table:table-cell>
          <table:table-cell office:value-type="float" office:value="0.9998281" calcext:value-type="float">
            <text:p>0.99982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25-4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1176234" calcext:value-type="float">
            <text:p>5.1176234E-05</text:p>
          </table:table-cell>
          <table:table-cell office:value-type="float" office:value="0.99994886" calcext:value-type="float">
            <text:p>0.999948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7-49-2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0824" calcext:value-type="float">
            <text:p>0.99970824</text:p>
          </table:table-cell>
          <table:table-cell office:value-type="float" office:value="0.00029174172" calcext:value-type="float">
            <text:p>0.00029174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50-0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0.00003901678" calcext:value-type="float">
            <text:p>3.90167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2-34-4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446578" calcext:value-type="float">
            <text:p>4.446578E-05</text:p>
          </table:table-cell>
          <table:table-cell office:value-type="float" office:value="0.99995553" calcext:value-type="float">
            <text:p>0.999955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30-3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105" calcext:value-type="float">
            <text:p>0.99998105</text:p>
          </table:table-cell>
          <table:table-cell office:value-type="float" office:value="0.000018936053" calcext:value-type="float">
            <text:p>1.893605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52-0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58828032" calcext:value-type="float">
            <text:p>5.8828032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6-57-5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4487512" calcext:value-type="float">
            <text:p>0.0014487512</text:p>
          </table:table-cell>
          <table:table-cell office:value-type="float" office:value="0.9985512" calcext:value-type="float">
            <text:p>0.99855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5-46-2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4308" calcext:value-type="float">
            <text:p>0.9984308</text:p>
          </table:table-cell>
          <table:table-cell office:value-type="float" office:value="0.0015692061" calcext:value-type="float">
            <text:p>0.00156920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9-52-2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5" calcext:value-type="float">
            <text:p>0.9999995</text:p>
          </table:table-cell>
          <table:table-cell office:value-type="float" office:value="0.00000046611513" calcext:value-type="float">
            <text:p>4.6611513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52-3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4966363" calcext:value-type="float">
            <text:p>0.0001496636</text:p>
          </table:table-cell>
          <table:table-cell office:value-type="float" office:value="0.9998503" calcext:value-type="float">
            <text:p>0.99985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0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048904614" calcext:value-type="float">
            <text:p>4.8904614E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6-22-1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6987516" calcext:value-type="float">
            <text:p>3.6987516E-05</text:p>
          </table:table-cell>
          <table:table-cell office:value-type="float" office:value="0.99996305" calcext:value-type="float">
            <text:p>0.999963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6-56-5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17965147" calcext:value-type="float">
            <text:p>0.017965147</text:p>
          </table:table-cell>
          <table:table-cell office:value-type="float" office:value="0.9820348" calcext:value-type="float">
            <text:p>0.98203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2-10-4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5581583" calcext:value-type="float">
            <text:p>2.5581583E-05</text:p>
          </table:table-cell>
          <table:table-cell office:value-type="float" office:value="0.99997437" calcext:value-type="float">
            <text:p>0.999974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5-01-3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4403495" calcext:value-type="float">
            <text:p>0.000244035</text:p>
          </table:table-cell>
          <table:table-cell office:value-type="float" office:value="0.9997559" calcext:value-type="float">
            <text:p>0.99975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51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1" calcext:value-type="float">
            <text:p>0.999951</text:p>
          </table:table-cell>
          <table:table-cell office:value-type="float" office:value="0.00004897963" calcext:value-type="float">
            <text:p>4.89796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5-30-5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5658721" calcext:value-type="float">
            <text:p>0.0001565872</text:p>
          </table:table-cell>
          <table:table-cell office:value-type="float" office:value="0.99984336" calcext:value-type="float">
            <text:p>0.999843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4-40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757" calcext:value-type="float">
            <text:p>0.998757</text:p>
          </table:table-cell>
          <table:table-cell office:value-type="float" office:value="0.0012430222" calcext:value-type="float">
            <text:p>0.00124302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3-39-5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8047675" calcext:value-type="float">
            <text:p>0.0001804768</text:p>
          </table:table-cell>
          <table:table-cell office:value-type="float" office:value="0.9998196" calcext:value-type="float">
            <text:p>0.99981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1-24-4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7212778" calcext:value-type="float">
            <text:p>0.0007212778</text:p>
          </table:table-cell>
          <table:table-cell office:value-type="float" office:value="0.9992787" calcext:value-type="float">
            <text:p>0.99927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4-35-0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69963" calcext:value-type="float">
            <text:p>0.9969963</text:p>
          </table:table-cell>
          <table:table-cell office:value-type="float" office:value="0.0030037044" calcext:value-type="float">
            <text:p>0.00300370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2-09-3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620553" calcext:value-type="float">
            <text:p>7.620553E-05</text:p>
          </table:table-cell>
          <table:table-cell office:value-type="float" office:value="0.9999238" calcext:value-type="float">
            <text:p>0.9999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2-46-4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9932466" calcext:value-type="float">
            <text:p>0.0009932466</text:p>
          </table:table-cell>
          <table:table-cell office:value-type="float" office:value="0.9990068" calcext:value-type="float">
            <text:p>0.99900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2-14-4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0774854" calcext:value-type="float">
            <text:p>9.0774854E-05</text:p>
          </table:table-cell>
          <table:table-cell office:value-type="float" office:value="0.99990916" calcext:value-type="float">
            <text:p>0.999909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01-4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1848" calcext:value-type="float">
            <text:p>0.9971848</text:p>
          </table:table-cell>
          <table:table-cell office:value-type="float" office:value="0.0028151711" calcext:value-type="float">
            <text:p>0.00281517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2-34-1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85850825" calcext:value-type="float">
            <text:p>8.5850825E-06</text:p>
          </table:table-cell>
          <table:table-cell office:value-type="float" office:value="0.9999914" calcext:value-type="float">
            <text:p>0.99999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7-27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805" calcext:value-type="float">
            <text:p>0.99996805</text:p>
          </table:table-cell>
          <table:table-cell office:value-type="float" office:value="0.00003199981" calcext:value-type="float">
            <text:p>3.19998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5-06-4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9536" calcext:value-type="float">
            <text:p>0.99899536</text:p>
          </table:table-cell>
          <table:table-cell office:value-type="float" office:value="0.001004695" calcext:value-type="float">
            <text:p>0.0010046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49-5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14" calcext:value-type="float">
            <text:p>0.99999714</text:p>
          </table:table-cell>
          <table:table-cell office:value-type="float" office:value="0.0000029189835" calcext:value-type="float">
            <text:p>0.0000029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7-13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26" calcext:value-type="float">
            <text:p>0.99999726</text:p>
          </table:table-cell>
          <table:table-cell office:value-type="float" office:value="0.0000027116223" calcext:value-type="float">
            <text:p>2.711622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1-56-1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2256747" calcext:value-type="float">
            <text:p>3.2256747E-05</text:p>
          </table:table-cell>
          <table:table-cell office:value-type="float" office:value="0.9999677" calcext:value-type="float">
            <text:p>0.99996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8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8" calcext:value-type="float">
            <text:p>0.9999988</text:p>
          </table:table-cell>
          <table:table-cell office:value-type="float" office:value="0.0000012194909" calcext:value-type="float">
            <text:p>1.219490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1-36-2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537" calcext:value-type="float">
            <text:p>0.9996537</text:p>
          </table:table-cell>
          <table:table-cell office:value-type="float" office:value="0.00034631998" calcext:value-type="float">
            <text:p>0.00034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5-00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30325" calcext:value-type="float">
            <text:p>0.99730325</text:p>
          </table:table-cell>
          <table:table-cell office:value-type="float" office:value="0.0026967418" calcext:value-type="float">
            <text:p>0.00269674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0-40-3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6949361" calcext:value-type="float">
            <text:p>0.006949361</text:p>
          </table:table-cell>
          <table:table-cell office:value-type="float" office:value="0.9930507" calcext:value-type="float">
            <text:p>0.99305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09-1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7195" calcext:value-type="float">
            <text:p>0.99937195</text:p>
          </table:table-cell>
          <table:table-cell office:value-type="float" office:value="0.0006281354" calcext:value-type="float">
            <text:p>0.00062813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7-1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3854" calcext:value-type="float">
            <text:p>0.9983854</text:p>
          </table:table-cell>
          <table:table-cell office:value-type="float" office:value="0.0016146018" calcext:value-type="float">
            <text:p>0.0016146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4-32-5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3618364" calcext:value-type="float">
            <text:p>2.3618364E-05</text:p>
          </table:table-cell>
          <table:table-cell office:value-type="float" office:value="0.9999764" calcext:value-type="float">
            <text:p>0.99997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2-0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446" calcext:value-type="float">
            <text:p>0.99995446</text:p>
          </table:table-cell>
          <table:table-cell office:value-type="float" office:value="0.000045560857" calcext:value-type="float">
            <text:p>4.556085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0-47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01266" calcext:value-type="float">
            <text:p>0.99801266</text:p>
          </table:table-cell>
          <table:table-cell office:value-type="float" office:value="0.0019872556" calcext:value-type="float">
            <text:p>0.00198725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07-4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64" calcext:value-type="float">
            <text:p>0.99999964</text:p>
          </table:table-cell>
          <table:table-cell office:value-type="float" office:value="0.000000342252" calcext:value-type="float">
            <text:p>3.42252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1-0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0.0000000672686" calcext:value-type="float">
            <text:p>6.72686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40-5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107" calcext:value-type="float">
            <text:p>0.9996107</text:p>
          </table:table-cell>
          <table:table-cell office:value-type="float" office:value="0.00038932895" calcext:value-type="float">
            <text:p>0.0003893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4-41-0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9867" calcext:value-type="float">
            <text:p>0.9979867</text:p>
          </table:table-cell>
          <table:table-cell office:value-type="float" office:value="0.0020133667" calcext:value-type="float">
            <text:p>0.0020133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46-4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4" calcext:value-type="float">
            <text:p>0.9999994</text:p>
          </table:table-cell>
          <table:table-cell office:value-type="float" office:value="0.0000006455883" calcext:value-type="float">
            <text:p>6.455883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4-43-5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37577" calcext:value-type="float">
            <text:p>0.000637577</text:p>
          </table:table-cell>
          <table:table-cell office:value-type="float" office:value="0.9993624" calcext:value-type="float">
            <text:p>0.99936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05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72399855" calcext:value-type="float">
            <text:p>7.2399855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1-27-3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7375405" calcext:value-type="float">
            <text:p>7.375405E-06</text:p>
          </table:table-cell>
          <table:table-cell office:value-type="float" office:value="0.9999926" calcext:value-type="float">
            <text:p>0.99999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5-32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931" calcext:value-type="float">
            <text:p>0.9995931</text:p>
          </table:table-cell>
          <table:table-cell office:value-type="float" office:value="0.0004068912" calcext:value-type="float">
            <text:p>0.00040689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7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49598018" calcext:value-type="float">
            <text:p>4.9598018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8-54-5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9947465" calcext:value-type="float">
            <text:p>9.9947465E-05</text:p>
          </table:table-cell>
          <table:table-cell office:value-type="float" office:value="0.9999" calcext:value-type="float">
            <text:p>0.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49-5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31" calcext:value-type="float">
            <text:p>0.9999131</text:p>
          </table:table-cell>
          <table:table-cell office:value-type="float" office:value="0.000086842556" calcext:value-type="float">
            <text:p>8.684255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0-57-0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82" calcext:value-type="float">
            <text:p>0.9999682</text:p>
          </table:table-cell>
          <table:table-cell office:value-type="float" office:value="0.00003179297" calcext:value-type="float">
            <text:p>0.0000317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3-09-2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043" calcext:value-type="float">
            <text:p>0.9991043</text:p>
          </table:table-cell>
          <table:table-cell office:value-type="float" office:value="0.000895672" calcext:value-type="float">
            <text:p>0.0008956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3-41-3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8507377" calcext:value-type="float">
            <text:p>0.0002850738</text:p>
          </table:table-cell>
          <table:table-cell office:value-type="float" office:value="0.9997149" calcext:value-type="float">
            <text:p>0.99971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03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872" calcext:value-type="float">
            <text:p>0.9991872</text:p>
          </table:table-cell>
          <table:table-cell office:value-type="float" office:value="0.00081286376" calcext:value-type="float">
            <text:p>0.00081286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4-19-3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31" calcext:value-type="float">
            <text:p>0.9999231</text:p>
          </table:table-cell>
          <table:table-cell office:value-type="float" office:value="0.00007692594" calcext:value-type="float">
            <text:p>7.69259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4-25-0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5306445" calcext:value-type="float">
            <text:p>0.0003530645</text:p>
          </table:table-cell>
          <table:table-cell office:value-type="float" office:value="0.9996469" calcext:value-type="float">
            <text:p>0.99964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4-17-3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55947" calcext:value-type="float">
            <text:p>5.55947E-05</text:p>
          </table:table-cell>
          <table:table-cell office:value-type="float" office:value="0.99994445" calcext:value-type="float">
            <text:p>0.999944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8-54-1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942915" calcext:value-type="float">
            <text:p>0.0001942915</text:p>
          </table:table-cell>
          <table:table-cell office:value-type="float" office:value="0.99980575" calcext:value-type="float">
            <text:p>0.999805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6-1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843" calcext:value-type="float">
            <text:p>0.99989843</text:p>
          </table:table-cell>
          <table:table-cell office:value-type="float" office:value="0.000101607846" calcext:value-type="float">
            <text:p>0.00010160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8-45-0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96" calcext:value-type="float">
            <text:p>0.9999896</text:p>
          </table:table-cell>
          <table:table-cell office:value-type="float" office:value="0.000010424463" calcext:value-type="float">
            <text:p>1.042446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03-0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0755" calcext:value-type="float">
            <text:p>0.99950755</text:p>
          </table:table-cell>
          <table:table-cell office:value-type="float" office:value="0.00049250387" calcext:value-type="float">
            <text:p>0.0004925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5-14-5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36390491" calcext:value-type="float">
            <text:p>0.0036390491</text:p>
          </table:table-cell>
          <table:table-cell office:value-type="float" office:value="0.99636096" calcext:value-type="float">
            <text:p>0.996360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0-55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4784" calcext:value-type="float">
            <text:p>0.99884784</text:p>
          </table:table-cell>
          <table:table-cell office:value-type="float" office:value="0.0011521676" calcext:value-type="float">
            <text:p>0.00115216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6-36-2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9826252" calcext:value-type="float">
            <text:p>9.826252E-06</text:p>
          </table:table-cell>
          <table:table-cell office:value-type="float" office:value="0.9999902" calcext:value-type="float">
            <text:p>0.99999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23-0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578951" calcext:value-type="float">
            <text:p>6.578951E-05</text:p>
          </table:table-cell>
          <table:table-cell office:value-type="float" office:value="0.9999342" calcext:value-type="float">
            <text:p>0.99993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8-10-5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5" calcext:value-type="float">
            <text:p>0.9999995</text:p>
          </table:table-cell>
          <table:table-cell office:value-type="float" office:value="0.00000052885053" calcext:value-type="float">
            <text:p>5.2885053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5-11-4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9047916" calcext:value-type="float">
            <text:p>0.09047916</text:p>
          </table:table-cell>
          <table:table-cell office:value-type="float" office:value="0.90952086" calcext:value-type="float">
            <text:p>0.909520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52-0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78707235" calcext:value-type="float">
            <text:p>0.0007870724</text:p>
          </table:table-cell>
          <table:table-cell office:value-type="float" office:value="0.99921286" calcext:value-type="float">
            <text:p>0.999212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8-26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3994" calcext:value-type="float">
            <text:p>0.99973994</text:p>
          </table:table-cell>
          <table:table-cell office:value-type="float" office:value="0.00026007314" calcext:value-type="float">
            <text:p>0.00026007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6-24-1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61372766" calcext:value-type="float">
            <text:p>6.1372766E-06</text:p>
          </table:table-cell>
          <table:table-cell office:value-type="float" office:value="0.9999939" calcext:value-type="float">
            <text:p>0.99999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6-19-5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7412418" calcext:value-type="float">
            <text:p>2.7412418E-05</text:p>
          </table:table-cell>
          <table:table-cell office:value-type="float" office:value="0.9999726" calcext:value-type="float">
            <text:p>0.99997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1-09-3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41975915" calcext:value-type="float">
            <text:p>0.0041975915</text:p>
          </table:table-cell>
          <table:table-cell office:value-type="float" office:value="0.99580246" calcext:value-type="float">
            <text:p>0.995802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2-5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13" calcext:value-type="float">
            <text:p>0.99999213</text:p>
          </table:table-cell>
          <table:table-cell office:value-type="float" office:value="0.000007838004" calcext:value-type="float">
            <text:p>0.0000078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6-1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9256" calcext:value-type="float">
            <text:p>0.99969256</text:p>
          </table:table-cell>
          <table:table-cell office:value-type="float" office:value="0.00030748852" calcext:value-type="float">
            <text:p>0.0003074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2-13-1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1793841" calcext:value-type="float">
            <text:p>1.1793841E-05</text:p>
          </table:table-cell>
          <table:table-cell office:value-type="float" office:value="0.9999882" calcext:value-type="float">
            <text:p>0.99998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2-41-2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5570784" calcext:value-type="float">
            <text:p>0.0025570784</text:p>
          </table:table-cell>
          <table:table-cell office:value-type="float" office:value="0.99744296" calcext:value-type="float">
            <text:p>0.997442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7-48-5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5" calcext:value-type="float">
            <text:p>0.9999995</text:p>
          </table:table-cell>
          <table:table-cell office:value-type="float" office:value="0.0000005232334" calcext:value-type="float">
            <text:p>5.232334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7-02-5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6905475" calcext:value-type="float">
            <text:p>7.6905475E-05</text:p>
          </table:table-cell>
          <table:table-cell office:value-type="float" office:value="0.9999231" calcext:value-type="float">
            <text:p>0.99992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4-59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5796" calcext:value-type="float">
            <text:p>0.9985796</text:p>
          </table:table-cell>
          <table:table-cell office:value-type="float" office:value="0.0014203542" calcext:value-type="float">
            <text:p>0.00142035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7-48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5" calcext:value-type="float">
            <text:p>0.9999995</text:p>
          </table:table-cell>
          <table:table-cell office:value-type="float" office:value="0.0000004899616" calcext:value-type="float">
            <text:p>0.000000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50-4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761122" calcext:value-type="float">
            <text:p>4.761122E-05</text:p>
          </table:table-cell>
          <table:table-cell office:value-type="float" office:value="0.99995244" calcext:value-type="float">
            <text:p>0.999952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33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45" calcext:value-type="float">
            <text:p>0.9998845</text:p>
          </table:table-cell>
          <table:table-cell office:value-type="float" office:value="0.00011545248" calcext:value-type="float">
            <text:p>0.00011545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7-17-0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3395757" calcext:value-type="float">
            <text:p>0.003395757</text:p>
          </table:table-cell>
          <table:table-cell office:value-type="float" office:value="0.9966042" calcext:value-type="float">
            <text:p>0.99660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5-10-1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63651167" calcext:value-type="float">
            <text:p>0.0063651167</text:p>
          </table:table-cell>
          <table:table-cell office:value-type="float" office:value="0.9936348" calcext:value-type="float">
            <text:p>0.99363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6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6481" calcext:value-type="float">
            <text:p>0.9986481</text:p>
          </table:table-cell>
          <table:table-cell office:value-type="float" office:value="0.0013519317" calcext:value-type="float">
            <text:p>0.00135193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5-13-1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67215883" calcext:value-type="float">
            <text:p>0.0067215883</text:p>
          </table:table-cell>
          <table:table-cell office:value-type="float" office:value="0.99327844" calcext:value-type="float">
            <text:p>0.993278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6-35-5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030562" calcext:value-type="float">
            <text:p>0.0004030562</text:p>
          </table:table-cell>
          <table:table-cell office:value-type="float" office:value="0.999597" calcext:value-type="float">
            <text:p>0.9995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7-18-4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130547" calcext:value-type="float">
            <text:p>9.130547E-05</text:p>
          </table:table-cell>
          <table:table-cell office:value-type="float" office:value="0.9999087" calcext:value-type="float">
            <text:p>0.99990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0-56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396" calcext:value-type="float">
            <text:p>0.9989396</text:p>
          </table:table-cell>
          <table:table-cell office:value-type="float" office:value="0.0010603903" calcext:value-type="float">
            <text:p>0.00106039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50-4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3008716" calcext:value-type="float">
            <text:p>6.3008716E-05</text:p>
          </table:table-cell>
          <table:table-cell office:value-type="float" office:value="0.99993694" calcext:value-type="float">
            <text:p>0.999936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6-17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47" calcext:value-type="float">
            <text:p>0.9999647</text:p>
          </table:table-cell>
          <table:table-cell office:value-type="float" office:value="0.00003533549" calcext:value-type="float">
            <text:p>3.53354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5-52-4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571" calcext:value-type="float">
            <text:p>0.9997571</text:p>
          </table:table-cell>
          <table:table-cell office:value-type="float" office:value="0.00024284379" calcext:value-type="float">
            <text:p>0.00024284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57-5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5" calcext:value-type="float">
            <text:p>0.9999975</text:p>
          </table:table-cell>
          <table:table-cell office:value-type="float" office:value="0.0000025576405" calcext:value-type="float">
            <text:p>2.557640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2-39-2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11210333" calcext:value-type="float">
            <text:p>0.11210333</text:p>
          </table:table-cell>
          <table:table-cell office:value-type="float" office:value="0.88789666" calcext:value-type="float">
            <text:p>0.887896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7-09-5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06" calcext:value-type="float">
            <text:p>0.9999006</text:p>
          </table:table-cell>
          <table:table-cell office:value-type="float" office:value="0.00009940085" calcext:value-type="float">
            <text:p>9.94008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3-43-2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1867309" calcext:value-type="float">
            <text:p>0.0011867309</text:p>
          </table:table-cell>
          <table:table-cell office:value-type="float" office:value="0.9988133" calcext:value-type="float">
            <text:p>0.99881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2-2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0.00000008017744" calcext:value-type="float">
            <text:p>8.017744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3-5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14713223" calcext:value-type="float">
            <text:p>1.4713223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8-45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3315" calcext:value-type="float">
            <text:p>0.99973315</text:p>
          </table:table-cell>
          <table:table-cell office:value-type="float" office:value="0.00026687808" calcext:value-type="float">
            <text:p>0.00026687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3-16-0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547" calcext:value-type="float">
            <text:p>0.99999547</text:p>
          </table:table-cell>
          <table:table-cell office:value-type="float" office:value="0.0000045574" calcext:value-type="float">
            <text:p>4.557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06-4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712" calcext:value-type="float">
            <text:p>0.997712</text:p>
          </table:table-cell>
          <table:table-cell office:value-type="float" office:value="0.0022880307" calcext:value-type="float">
            <text:p>0.00228803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2-29-5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97" calcext:value-type="float">
            <text:p>0.99999297</text:p>
          </table:table-cell>
          <table:table-cell office:value-type="float" office:value="0.000007017229" calcext:value-type="float">
            <text:p>7.01722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3-52-5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717225" calcext:value-type="float">
            <text:p>4.717225E-05</text:p>
          </table:table-cell>
          <table:table-cell office:value-type="float" office:value="0.9999528" calcext:value-type="float">
            <text:p>0.99995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4-09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951346" calcext:value-type="float">
            <text:p>0.98951346</text:p>
          </table:table-cell>
          <table:table-cell office:value-type="float" office:value="0.010486557" calcext:value-type="float">
            <text:p>0.0104865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3-41-5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79458003" calcext:value-type="float">
            <text:p>0.00079458</text:p>
          </table:table-cell>
          <table:table-cell office:value-type="float" office:value="0.9992054" calcext:value-type="float">
            <text:p>0.99920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3-0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09" calcext:value-type="float">
            <text:p>0.9999709</text:p>
          </table:table-cell>
          <table:table-cell office:value-type="float" office:value="0.00002904267" calcext:value-type="float">
            <text:p>2.90426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5-39-3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47575362" calcext:value-type="float">
            <text:p>0.047575362</text:p>
          </table:table-cell>
          <table:table-cell office:value-type="float" office:value="0.9524247" calcext:value-type="float">
            <text:p>0.95242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5-51-3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583147" calcext:value-type="float">
            <text:p>8.583147E-05</text:p>
          </table:table-cell>
          <table:table-cell office:value-type="float" office:value="0.99991417" calcext:value-type="float">
            <text:p>0.999914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5-52-3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79737" calcext:value-type="float">
            <text:p>0.99779737</text:p>
          </table:table-cell>
          <table:table-cell office:value-type="float" office:value="0.0022026824" calcext:value-type="float">
            <text:p>0.00220268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5-55-4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207242" calcext:value-type="float">
            <text:p>0.0005207242</text:p>
          </table:table-cell>
          <table:table-cell office:value-type="float" office:value="0.99947935" calcext:value-type="float">
            <text:p>0.999479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07-0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78" calcext:value-type="float">
            <text:p>0.9999378</text:p>
          </table:table-cell>
          <table:table-cell office:value-type="float" office:value="0.00006219925" calcext:value-type="float">
            <text:p>6.21992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8-04-2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2829908" calcext:value-type="float">
            <text:p>0.0012829908</text:p>
          </table:table-cell>
          <table:table-cell office:value-type="float" office:value="0.99871707" calcext:value-type="float">
            <text:p>0.998717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5-45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295" calcext:value-type="float">
            <text:p>0.9995295</text:p>
          </table:table-cell>
          <table:table-cell office:value-type="float" office:value="0.00047053167" calcext:value-type="float">
            <text:p>0.00047053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5-09-4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245633" calcext:value-type="float">
            <text:p>0.0005245633</text:p>
          </table:table-cell>
          <table:table-cell office:value-type="float" office:value="0.9994754" calcext:value-type="float">
            <text:p>0.99947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6-02-0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784" calcext:value-type="float">
            <text:p>0.9990784</text:p>
          </table:table-cell>
          <table:table-cell office:value-type="float" office:value="0.0009216409" calcext:value-type="float">
            <text:p>0.00092164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51-3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859349" calcext:value-type="float">
            <text:p>0.0005859349</text:p>
          </table:table-cell>
          <table:table-cell office:value-type="float" office:value="0.9994141" calcext:value-type="float">
            <text:p>0.99941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50-3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2348616" calcext:value-type="float">
            <text:p>4.2348616E-05</text:p>
          </table:table-cell>
          <table:table-cell office:value-type="float" office:value="0.9999577" calcext:value-type="float">
            <text:p>0.99995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5-07-0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25" calcext:value-type="float">
            <text:p>0.99999225</text:p>
          </table:table-cell>
          <table:table-cell office:value-type="float" office:value="0.0000077042305" calcext:value-type="float">
            <text:p>7.704230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5-30-4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0103161" calcext:value-type="float">
            <text:p>0.0001010316</text:p>
          </table:table-cell>
          <table:table-cell office:value-type="float" office:value="0.9998989" calcext:value-type="float">
            <text:p>0.99989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2-08-4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949762" calcext:value-type="float">
            <text:p>3.949762E-05</text:p>
          </table:table-cell>
          <table:table-cell office:value-type="float" office:value="0.99996054" calcext:value-type="float">
            <text:p>0.999960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4-4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5" calcext:value-type="float">
            <text:p>0.9999975</text:p>
          </table:table-cell>
          <table:table-cell office:value-type="float" office:value="0.000002503442" calcext:value-type="float">
            <text:p>2.50344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4-3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99" calcext:value-type="float">
            <text:p>0.9999399</text:p>
          </table:table-cell>
          <table:table-cell office:value-type="float" office:value="0.000060018734" calcext:value-type="float">
            <text:p>6.001873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3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332" calcext:value-type="float">
            <text:p>0.9995332</text:p>
          </table:table-cell>
          <table:table-cell office:value-type="float" office:value="0.00046680914" calcext:value-type="float">
            <text:p>0.00046680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5-11-5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9075456" calcext:value-type="float">
            <text:p>0.009075456</text:p>
          </table:table-cell>
          <table:table-cell office:value-type="float" office:value="0.99092454" calcext:value-type="float">
            <text:p>0.990924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58-3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4444088" calcext:value-type="float">
            <text:p>0.0024444088</text:p>
          </table:table-cell>
          <table:table-cell office:value-type="float" office:value="0.9975556" calcext:value-type="float">
            <text:p>0.99755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8-26-3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234" calcext:value-type="float">
            <text:p>0.99988234</text:p>
          </table:table-cell>
          <table:table-cell office:value-type="float" office:value="0.00011768387" calcext:value-type="float">
            <text:p>0.00011768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6-05-2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4999348" calcext:value-type="float">
            <text:p>0.0024999348</text:p>
          </table:table-cell>
          <table:table-cell office:value-type="float" office:value="0.9975" calcext:value-type="float">
            <text:p>0.99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4-17-0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175" calcext:value-type="float">
            <text:p>0.99997175</text:p>
          </table:table-cell>
          <table:table-cell office:value-type="float" office:value="0.000028297476" calcext:value-type="float">
            <text:p>2.829747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2-39-4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996731" calcext:value-type="float">
            <text:p>8.996731E-05</text:p>
          </table:table-cell>
          <table:table-cell office:value-type="float" office:value="0.99991" calcext:value-type="float">
            <text:p>0.999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2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51" calcext:value-type="float">
            <text:p>0.9999951</text:p>
          </table:table-cell>
          <table:table-cell office:value-type="float" office:value="0.000004930289" calcext:value-type="float">
            <text:p>4.93028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LE_Circle-2017-02-13-14-42-1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923881" calcext:value-type="float">
            <text:p>9.923881E-05</text:p>
          </table:table-cell>
          <table:table-cell office:value-type="float" office:value="0.9999007" calcext:value-type="float">
            <text:p>0.9999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0-0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08" calcext:value-type="float">
            <text:p>0.9999708</text:p>
          </table:table-cell>
          <table:table-cell office:value-type="float" office:value="0.000029179173" calcext:value-type="float">
            <text:p>2.917917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2-14-0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4151897" calcext:value-type="float">
            <text:p>1.4151897E-06</text:p>
          </table:table-cell>
          <table:table-cell office:value-type="float" office:value="0.99999857" calcext:value-type="float">
            <text:p>0.999998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1-1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367" calcext:value-type="float">
            <text:p>0.99998367</text:p>
          </table:table-cell>
          <table:table-cell office:value-type="float" office:value="0.000016370805" calcext:value-type="float">
            <text:p>1.637080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6-18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3658" calcext:value-type="float">
            <text:p>0.9983658</text:p>
          </table:table-cell>
          <table:table-cell office:value-type="float" office:value="0.0016342277" calcext:value-type="float">
            <text:p>0.00163422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3-04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294" calcext:value-type="float">
            <text:p>0.9996294</text:p>
          </table:table-cell>
          <table:table-cell office:value-type="float" office:value="0.00037057622" calcext:value-type="float">
            <text:p>0.00037057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51-5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42920088" calcext:value-type="float">
            <text:p>4.2920088E-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15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817" calcext:value-type="float">
            <text:p>0.99987817</text:p>
          </table:table-cell>
          <table:table-cell office:value-type="float" office:value="0.000121838835" calcext:value-type="float">
            <text:p>0.00012183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5-30-00.png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pathological</text:p>
          </table:table-cell>
          <table:table-cell office:value-type="float" office:value="0.44827276" calcext:value-type="float">
            <text:p>0.44827276</text:p>
          </table:table-cell>
          <table:table-cell office:value-type="float" office:value="0.55172724" calcext:value-type="float">
            <text:p>0.551727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45-2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11745" calcext:value-type="float">
            <text:p>0.99811745</text:p>
          </table:table-cell>
          <table:table-cell office:value-type="float" office:value="0.0018825424" calcext:value-type="float">
            <text:p>0.00188254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53-4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099" calcext:value-type="float">
            <text:p>0.9997099</text:p>
          </table:table-cell>
          <table:table-cell office:value-type="float" office:value="0.0002900906" calcext:value-type="float">
            <text:p>0.00029009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5-46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61" calcext:value-type="float">
            <text:p>0.99761</text:p>
          </table:table-cell>
          <table:table-cell office:value-type="float" office:value="0.002390082" calcext:value-type="float">
            <text:p>0.0023900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52-5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414519" calcext:value-type="float">
            <text:p>0.0005414519</text:p>
          </table:table-cell>
          <table:table-cell office:value-type="float" office:value="0.9994586" calcext:value-type="float">
            <text:p>0.99945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3-09-3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46074" calcext:value-type="float">
            <text:p>0.9946074</text:p>
          </table:table-cell>
          <table:table-cell office:value-type="float" office:value="0.0053926" calcext:value-type="float">
            <text:p>0.00539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14-2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3224" calcext:value-type="float">
            <text:p>0.99963224</text:p>
          </table:table-cell>
          <table:table-cell office:value-type="float" office:value="0.00036775935" calcext:value-type="float">
            <text:p>0.00036775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5-49-1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196624" calcext:value-type="float">
            <text:p>0.0005196624</text:p>
          </table:table-cell>
          <table:table-cell office:value-type="float" office:value="0.9994803" calcext:value-type="float">
            <text:p>0.99948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2-3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7" calcext:value-type="float">
            <text:p>0.9999987</text:p>
          </table:table-cell>
          <table:table-cell office:value-type="float" office:value="0.0000013127194" calcext:value-type="float">
            <text:p>1.312719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8-50-4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6285792" calcext:value-type="float">
            <text:p>0.06285792</text:p>
          </table:table-cell>
          <table:table-cell office:value-type="float" office:value="0.9371421" calcext:value-type="float">
            <text:p>0.93714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6-59-1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35940944" calcext:value-type="float">
            <text:p>0.0035940944</text:p>
          </table:table-cell>
          <table:table-cell office:value-type="float" office:value="0.9964059" calcext:value-type="float">
            <text:p>0.99640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5-33-3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000014996732" calcext:value-type="float">
            <text:p>1.499673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5-50-3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3816915" calcext:value-type="float">
            <text:p>6.3816915E-05</text:p>
          </table:table-cell>
          <table:table-cell office:value-type="float" office:value="0.9999362" calcext:value-type="float">
            <text:p>0.99993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2-15-4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3621923" calcext:value-type="float">
            <text:p>1.3621923E-05</text:p>
          </table:table-cell>
          <table:table-cell office:value-type="float" office:value="0.9999864" calcext:value-type="float">
            <text:p>0.99998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8-11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69" calcext:value-type="float">
            <text:p>0.9999969</text:p>
          </table:table-cell>
          <table:table-cell office:value-type="float" office:value="0.0000031532247" calcext:value-type="float">
            <text:p>3.153224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48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5350857" calcext:value-type="float">
            <text:p>5.350857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1-49-1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213364" calcext:value-type="float">
            <text:p>6.213364E-05</text:p>
          </table:table-cell>
          <table:table-cell office:value-type="float" office:value="0.9999379" calcext:value-type="float">
            <text:p>0.99993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4-33-0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536116" calcext:value-type="float">
            <text:p>0.0001536116</text:p>
          </table:table-cell>
          <table:table-cell office:value-type="float" office:value="0.99984634" calcext:value-type="float">
            <text:p>0.999846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49-0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545" calcext:value-type="float">
            <text:p>0.9990545</text:p>
          </table:table-cell>
          <table:table-cell office:value-type="float" office:value="0.0009455155" calcext:value-type="float">
            <text:p>0.00094551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3-4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0.00000013515698" calcext:value-type="float">
            <text:p>1.3515698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3-03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7835" calcext:value-type="float">
            <text:p>0.9987835</text:p>
          </table:table-cell>
          <table:table-cell office:value-type="float" office:value="0.0012165096" calcext:value-type="float">
            <text:p>0.00121650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4-2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9" calcext:value-type="float">
            <text:p>0.9999989</text:p>
          </table:table-cell>
          <table:table-cell office:value-type="float" office:value="0.0000011166828" calcext:value-type="float">
            <text:p>1.116682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2-14-2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35409862" calcext:value-type="float">
            <text:p>0.000003541</text:p>
          </table:table-cell>
          <table:table-cell office:value-type="float" office:value="0.9999964" calcext:value-type="float">
            <text:p>0.9999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2-59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344" calcext:value-type="float">
            <text:p>0.99999344</text:p>
          </table:table-cell>
          <table:table-cell office:value-type="float" office:value="0.000006510808" calcext:value-type="float">
            <text:p>6.51080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46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358" calcext:value-type="float">
            <text:p>0.9997358</text:p>
          </table:table-cell>
          <table:table-cell office:value-type="float" office:value="0.00026424642" calcext:value-type="float">
            <text:p>0.00026424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05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8605" calcext:value-type="float">
            <text:p>0.99958605</text:p>
          </table:table-cell>
          <table:table-cell office:value-type="float" office:value="0.00041398368" calcext:value-type="float">
            <text:p>0.00041398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5-1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60664" calcext:value-type="float">
            <text:p>0.99760664</text:p>
          </table:table-cell>
          <table:table-cell office:value-type="float" office:value="0.002393301" calcext:value-type="float">
            <text:p>0.0023933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49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7275" calcext:value-type="float">
            <text:p>0.99917275</text:p>
          </table:table-cell>
          <table:table-cell office:value-type="float" office:value="0.0008272495" calcext:value-type="float">
            <text:p>0.00082724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20-15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0276" calcext:value-type="float">
            <text:p>0.99940276</text:p>
          </table:table-cell>
          <table:table-cell office:value-type="float" office:value="0.00059722207" calcext:value-type="float">
            <text:p>0.00059722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2-42-2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8030744" calcext:value-type="float">
            <text:p>0.0008030744</text:p>
          </table:table-cell>
          <table:table-cell office:value-type="float" office:value="0.99919695" calcext:value-type="float">
            <text:p>0.999196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7-19-0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04409075" calcext:value-type="float">
            <text:p>0.0001044091</text:p>
          </table:table-cell>
          <table:table-cell office:value-type="float" office:value="0.9998956" calcext:value-type="float">
            <text:p>0.9998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4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867023" calcext:value-type="float">
            <text:p>0.98867023</text:p>
          </table:table-cell>
          <table:table-cell office:value-type="float" office:value="0.011329805" calcext:value-type="float">
            <text:p>0.011329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6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58087" calcext:value-type="float">
            <text:p>0.9958087</text:p>
          </table:table-cell>
          <table:table-cell office:value-type="float" office:value="0.0041913055" calcext:value-type="float">
            <text:p>0.00419130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1-1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15627" calcext:value-type="float">
            <text:p>0.9915627</text:p>
          </table:table-cell>
          <table:table-cell office:value-type="float" office:value="0.0084372" calcext:value-type="float">
            <text:p>0.00843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4-39-5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13685" calcext:value-type="float">
            <text:p>0.9913685</text:p>
          </table:table-cell>
          <table:table-cell office:value-type="float" office:value="0.008631594" calcext:value-type="float">
            <text:p>0.0086315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6-47-1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9905834" calcext:value-type="float">
            <text:p>2.9905834E-05</text:p>
          </table:table-cell>
          <table:table-cell office:value-type="float" office:value="0.9999701" calcext:value-type="float">
            <text:p>0.99997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16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95" calcext:value-type="float">
            <text:p>0.9998995</text:p>
          </table:table-cell>
          <table:table-cell office:value-type="float" office:value="0.0001004717" calcext:value-type="float">
            <text:p>0.00010047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2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413" calcext:value-type="float">
            <text:p>0.99997413</text:p>
          </table:table-cell>
          <table:table-cell office:value-type="float" office:value="0.000025917705" calcext:value-type="float">
            <text:p>2.591770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35-5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831" calcext:value-type="float">
            <text:p>0.9989831</text:p>
          </table:table-cell>
          <table:table-cell office:value-type="float" office:value="0.0010168629" calcext:value-type="float">
            <text:p>0.00101686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1-4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05" calcext:value-type="float">
            <text:p>0.99999905</text:p>
          </table:table-cell>
          <table:table-cell office:value-type="float" office:value="0.0000009491159" calcext:value-type="float">
            <text:p>9.491159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7-02-5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18392076" calcext:value-type="float">
            <text:p>0.0001183921</text:p>
          </table:table-cell>
          <table:table-cell office:value-type="float" office:value="0.9998816" calcext:value-type="float">
            <text:p>0.99988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51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02" calcext:value-type="float">
            <text:p>0.9999702</text:p>
          </table:table-cell>
          <table:table-cell office:value-type="float" office:value="0.000029856821" calcext:value-type="float">
            <text:p>2.985682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06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0464" calcext:value-type="float">
            <text:p>0.99960464</text:p>
          </table:table-cell>
          <table:table-cell office:value-type="float" office:value="0.000395431" calcext:value-type="float">
            <text:p>0.0003954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25-2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2336893" calcext:value-type="float">
            <text:p>0.0001233689</text:p>
          </table:table-cell>
          <table:table-cell office:value-type="float" office:value="0.9998766" calcext:value-type="float">
            <text:p>0.99987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1-1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9765044" calcext:value-type="float">
            <text:p>1.9765044E-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5-3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19" calcext:value-type="float">
            <text:p>0.9999919</text:p>
          </table:table-cell>
          <table:table-cell office:value-type="float" office:value="0.000008062865" calcext:value-type="float">
            <text:p>8.06286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7-16-4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058064" calcext:value-type="float">
            <text:p>0.0004058064</text:p>
          </table:table-cell>
          <table:table-cell office:value-type="float" office:value="0.99959415" calcext:value-type="float">
            <text:p>0.999594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5-10-0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8620608" calcext:value-type="float">
            <text:p>0.0002862061</text:p>
          </table:table-cell>
          <table:table-cell office:value-type="float" office:value="0.9997137" calcext:value-type="float">
            <text:p>0.9997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50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805" calcext:value-type="float">
            <text:p>0.99987805</text:p>
          </table:table-cell>
          <table:table-cell office:value-type="float" office:value="0.00012190065" calcext:value-type="float">
            <text:p>0.0001219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7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141" calcext:value-type="float">
            <text:p>0.9995141</text:p>
          </table:table-cell>
          <table:table-cell office:value-type="float" office:value="0.000485862" calcext:value-type="float">
            <text:p>0.0004858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5-53-5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9918957" calcext:value-type="float">
            <text:p>0.0001991896</text:p>
          </table:table-cell>
          <table:table-cell office:value-type="float" office:value="0.99980086" calcext:value-type="float">
            <text:p>0.999800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6-2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915" calcext:value-type="float">
            <text:p>0.99998915</text:p>
          </table:table-cell>
          <table:table-cell office:value-type="float" office:value="0.000010860477" calcext:value-type="float">
            <text:p>1.086047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8-05-5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6079" calcext:value-type="float">
            <text:p>0.000086079</text:p>
          </table:table-cell>
          <table:table-cell office:value-type="float" office:value="0.99991393" calcext:value-type="float">
            <text:p>0.999913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7-19-5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71792333" calcext:value-type="float">
            <text:p>7.1792333E-06</text:p>
          </table:table-cell>
          <table:table-cell office:value-type="float" office:value="0.99999285" calcext:value-type="float">
            <text:p>0.999992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46-3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315" calcext:value-type="float">
            <text:p>0.9997315</text:p>
          </table:table-cell>
          <table:table-cell office:value-type="float" office:value="0.0002684644" calcext:value-type="float">
            <text:p>0.00026846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0-47-5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7656" calcext:value-type="float">
            <text:p>0.99917656</text:p>
          </table:table-cell>
          <table:table-cell office:value-type="float" office:value="0.0008234021" calcext:value-type="float">
            <text:p>0.0008234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LE_Circle-2017-02-13-14-42-3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6326844" calcext:value-type="float">
            <text:p>6.6326844E-05</text:p>
          </table:table-cell>
          <table:table-cell office:value-type="float" office:value="0.9999337" calcext:value-type="float">
            <text:p>0.99993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6-03-1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0000020541627" calcext:value-type="float">
            <text:p>2.054162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4-18-2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5425557" calcext:value-type="float">
            <text:p>0.0002542556</text:p>
          </table:table-cell>
          <table:table-cell office:value-type="float" office:value="0.9997458" calcext:value-type="float">
            <text:p>0.99974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48-0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9460933" calcext:value-type="float">
            <text:p>9.460933E-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3-51-4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66665" calcext:value-type="float">
            <text:p>0.9866665</text:p>
          </table:table-cell>
          <table:table-cell office:value-type="float" office:value="0.01333345" calcext:value-type="float">
            <text:p>0.01333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4-26-5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36" calcext:value-type="float">
            <text:p>0.99998736</text:p>
          </table:table-cell>
          <table:table-cell office:value-type="float" office:value="0.000012630027" calcext:value-type="float">
            <text:p>0.000012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4-17-3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334022" calcext:value-type="float">
            <text:p>0.0005334022</text:p>
          </table:table-cell>
          <table:table-cell office:value-type="float" office:value="0.9994666" calcext:value-type="float">
            <text:p>0.99946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6-58-1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7087" calcext:value-type="float">
            <text:p>0.99897087</text:p>
          </table:table-cell>
          <table:table-cell office:value-type="float" office:value="0.0010291998" calcext:value-type="float">
            <text:p>0.00102919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2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2" calcext:value-type="float">
            <text:p>0.999902</text:p>
          </table:table-cell>
          <table:table-cell office:value-type="float" office:value="0.00009800469" calcext:value-type="float">
            <text:p>9.80046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8-0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63" calcext:value-type="float">
            <text:p>0.9999963</text:p>
          </table:table-cell>
          <table:table-cell office:value-type="float" office:value="0.000003702536" calcext:value-type="float">
            <text:p>3.70253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6-2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12" calcext:value-type="float">
            <text:p>0.9999112</text:p>
          </table:table-cell>
          <table:table-cell office:value-type="float" office:value="0.000088841785" calcext:value-type="float">
            <text:p>8.884178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1-26-4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5107502" calcext:value-type="float">
            <text:p>1.5107502E-06</text:p>
          </table:table-cell>
          <table:table-cell office:value-type="float" office:value="0.99999845" calcext:value-type="float">
            <text:p>0.999998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2-03-5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476993" calcext:value-type="float">
            <text:p>0.0005476993</text:p>
          </table:table-cell>
          <table:table-cell office:value-type="float" office:value="0.9994523" calcext:value-type="float">
            <text:p>0.9994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5-33-0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0670184" calcext:value-type="float">
            <text:p>3.0670184E-05</text:p>
          </table:table-cell>
          <table:table-cell office:value-type="float" office:value="0.99996936" calcext:value-type="float">
            <text:p>0.999969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4-25-0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62102" calcext:value-type="float">
            <text:p>0.9962102</text:p>
          </table:table-cell>
          <table:table-cell office:value-type="float" office:value="0.0037898046" calcext:value-type="float">
            <text:p>0.00378980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3-37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6501154" calcext:value-type="float">
            <text:p>0.96501154</text:p>
          </table:table-cell>
          <table:table-cell office:value-type="float" office:value="0.03498843" calcext:value-type="float">
            <text:p>0.034988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5-31-4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919976" calcext:value-type="float">
            <text:p>0.98919976</text:p>
          </table:table-cell>
          <table:table-cell office:value-type="float" office:value="0.010800195" calcext:value-type="float">
            <text:p>0.0108001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6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85" calcext:value-type="float">
            <text:p>0.99999785</text:p>
          </table:table-cell>
          <table:table-cell office:value-type="float" office:value="0.0000021234816" calcext:value-type="float">
            <text:p>2.123481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1-32-4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3077" calcext:value-type="float">
            <text:p>0.9983077</text:p>
          </table:table-cell>
          <table:table-cell office:value-type="float" office:value="0.0016922993" calcext:value-type="float">
            <text:p>0.0016922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01-4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4869" calcext:value-type="float">
            <text:p>0.9984869</text:p>
          </table:table-cell>
          <table:table-cell office:value-type="float" office:value="0.0015130449" calcext:value-type="float">
            <text:p>0.00151304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2-26-1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22268" calcext:value-type="float">
            <text:p>3.22268E-05</text:p>
          </table:table-cell>
          <table:table-cell office:value-type="float" office:value="0.9999678" calcext:value-type="float">
            <text:p>0.9999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8-3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56" calcext:value-type="float">
            <text:p>0.9999956</text:p>
          </table:table-cell>
          <table:table-cell office:value-type="float" office:value="0.0000044269846" calcext:value-type="float">
            <text:p>0.0000044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5-29-5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1568866" calcext:value-type="float">
            <text:p>7.1568866E-05</text:p>
          </table:table-cell>
          <table:table-cell office:value-type="float" office:value="0.9999285" calcext:value-type="float">
            <text:p>0.99992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57-3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33" calcext:value-type="float">
            <text:p>0.999433</text:p>
          </table:table-cell>
          <table:table-cell office:value-type="float" office:value="0.0005669986" calcext:value-type="float">
            <text:p>0.00056699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1-19-4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293776" calcext:value-type="float">
            <text:p>7.293776E-05</text:p>
          </table:table-cell>
          <table:table-cell office:value-type="float" office:value="0.99992704" calcext:value-type="float">
            <text:p>0.999927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2-46-0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3009768" calcext:value-type="float">
            <text:p>0.0023009768</text:p>
          </table:table-cell>
          <table:table-cell office:value-type="float" office:value="0.99769896" calcext:value-type="float">
            <text:p>0.997698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8-2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14845083" calcext:value-type="float">
            <text:p>1.4845083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19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9466" calcext:value-type="float">
            <text:p>0.99979466</text:p>
          </table:table-cell>
          <table:table-cell office:value-type="float" office:value="0.00020530324" calcext:value-type="float">
            <text:p>0.00020530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4-33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0000029481062" calcext:value-type="float">
            <text:p>2.948106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3-41-3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05869" calcext:value-type="float">
            <text:p>0.00105869</text:p>
          </table:table-cell>
          <table:table-cell office:value-type="float" office:value="0.99894136" calcext:value-type="float">
            <text:p>0.998941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0-49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4696" calcext:value-type="float">
            <text:p>0.99894696</text:p>
          </table:table-cell>
          <table:table-cell office:value-type="float" office:value="0.0010530108" calcext:value-type="float">
            <text:p>0.0010530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6-47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018" calcext:value-type="float">
            <text:p>0.9996018</text:p>
          </table:table-cell>
          <table:table-cell office:value-type="float" office:value="0.00039819255" calcext:value-type="float">
            <text:p>0.00039819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5-32-2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9980095" calcext:value-type="float">
            <text:p>0.000199801</text:p>
          </table:table-cell>
          <table:table-cell office:value-type="float" office:value="0.99980026" calcext:value-type="float">
            <text:p>0.999800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1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373" calcext:value-type="float">
            <text:p>0.9997373</text:p>
          </table:table-cell>
          <table:table-cell office:value-type="float" office:value="0.00026267025" calcext:value-type="float">
            <text:p>0.00026267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18-5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6037407" calcext:value-type="float">
            <text:p>0.0002603741</text:p>
          </table:table-cell>
          <table:table-cell office:value-type="float" office:value="0.9997396" calcext:value-type="float">
            <text:p>0.99973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0-5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4" calcext:value-type="float">
            <text:p>0.9999924</text:p>
          </table:table-cell>
          <table:table-cell office:value-type="float" office:value="0.00000762939" calcext:value-type="float">
            <text:p>7.6293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30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24" calcext:value-type="float">
            <text:p>0.99998724</text:p>
          </table:table-cell>
          <table:table-cell office:value-type="float" office:value="0.00001273666" calcext:value-type="float">
            <text:p>1.27366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5-01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2" calcext:value-type="float">
            <text:p>0.99882</text:p>
          </table:table-cell>
          <table:table-cell office:value-type="float" office:value="0.0011800133" calcext:value-type="float">
            <text:p>0.00118001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7-20-4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3923017" calcext:value-type="float">
            <text:p>0.000033923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8-03-4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965786" calcext:value-type="float">
            <text:p>0.0004965786</text:p>
          </table:table-cell>
          <table:table-cell office:value-type="float" office:value="0.9995034" calcext:value-type="float">
            <text:p>0.99950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0-43-1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70835854" calcext:value-type="float">
            <text:p>0.0007083585</text:p>
          </table:table-cell>
          <table:table-cell office:value-type="float" office:value="0.99929166" calcext:value-type="float">
            <text:p>0.999291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10-3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87474" calcext:value-type="float">
            <text:p>0.9887474</text:p>
          </table:table-cell>
          <table:table-cell office:value-type="float" office:value="0.011252628" calcext:value-type="float">
            <text:p>0.0112526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7-2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25286" calcext:value-type="float">
            <text:p>0.99925286</text:p>
          </table:table-cell>
          <table:table-cell office:value-type="float" office:value="0.0007471685" calcext:value-type="float">
            <text:p>0.00074716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3-51-4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961338" calcext:value-type="float">
            <text:p>2.961338E-05</text:p>
          </table:table-cell>
          <table:table-cell office:value-type="float" office:value="0.99997044" calcext:value-type="float">
            <text:p>0.999970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6-57-0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0958022" calcext:value-type="float">
            <text:p>0.0010958022</text:p>
          </table:table-cell>
          <table:table-cell office:value-type="float" office:value="0.9989042" calcext:value-type="float">
            <text:p>0.99890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7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5504" calcext:value-type="float">
            <text:p>0.99985504</text:p>
          </table:table-cell>
          <table:table-cell office:value-type="float" office:value="0.00014494515" calcext:value-type="float">
            <text:p>0.00014494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0-56-2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102105" calcext:value-type="float">
            <text:p>0.98102105</text:p>
          </table:table-cell>
          <table:table-cell office:value-type="float" office:value="0.018978955" calcext:value-type="float">
            <text:p>0.0189789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6-02-5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2725106" calcext:value-type="float">
            <text:p>2.2725106E-05</text:p>
          </table:table-cell>
          <table:table-cell office:value-type="float" office:value="0.99997723" calcext:value-type="float">
            <text:p>0.999977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3-11-2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898169" calcext:value-type="float">
            <text:p>0.0002898169</text:p>
          </table:table-cell>
          <table:table-cell office:value-type="float" office:value="0.99971014" calcext:value-type="float">
            <text:p>0.99971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5-00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634236" calcext:value-type="float">
            <text:p>0.99634236</text:p>
          </table:table-cell>
          <table:table-cell office:value-type="float" office:value="0.0036576372" calcext:value-type="float">
            <text:p>0.00365763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57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4" calcext:value-type="float">
            <text:p>0.9999974</text:p>
          </table:table-cell>
          <table:table-cell office:value-type="float" office:value="0.0000026596822" calcext:value-type="float">
            <text:p>2.659682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1-15-2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15276376" calcext:value-type="float">
            <text:p>0.015276376</text:p>
          </table:table-cell>
          <table:table-cell office:value-type="float" office:value="0.98472357" calcext:value-type="float">
            <text:p>0.984723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6-37-0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9023409" calcext:value-type="float">
            <text:p>0.0019023409</text:p>
          </table:table-cell>
          <table:table-cell office:value-type="float" office:value="0.9980977" calcext:value-type="float">
            <text:p>0.99809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5-08-0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5232082" calcext:value-type="float">
            <text:p>0.0004523208</text:p>
          </table:table-cell>
          <table:table-cell office:value-type="float" office:value="0.99954766" calcext:value-type="float">
            <text:p>0.999547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5-09-1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545044" calcext:value-type="float">
            <text:p>0.001545044</text:p>
          </table:table-cell>
          <table:table-cell office:value-type="float" office:value="0.9984549" calcext:value-type="float">
            <text:p>0.99845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01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2554" calcext:value-type="float">
            <text:p>0.99982554</text:p>
          </table:table-cell>
          <table:table-cell office:value-type="float" office:value="0.00017445648" calcext:value-type="float">
            <text:p>0.00017445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44-0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7185296" calcext:value-type="float">
            <text:p>0.97185296</text:p>
          </table:table-cell>
          <table:table-cell office:value-type="float" office:value="0.028147077" calcext:value-type="float">
            <text:p>0.028147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7-49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59" calcext:value-type="float">
            <text:p>0.9999559</text:p>
          </table:table-cell>
          <table:table-cell office:value-type="float" office:value="0.000044053075" calcext:value-type="float">
            <text:p>4.405307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25-0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6383984" calcext:value-type="float">
            <text:p>0.0016383984</text:p>
          </table:table-cell>
          <table:table-cell office:value-type="float" office:value="0.99836165" calcext:value-type="float">
            <text:p>0.998361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8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11" calcext:value-type="float">
            <text:p>0.9999311</text:p>
          </table:table-cell>
          <table:table-cell office:value-type="float" office:value="0.00006895442" calcext:value-type="float">
            <text:p>6.89544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8-29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41227" calcext:value-type="float">
            <text:p>0.9941227</text:p>
          </table:table-cell>
          <table:table-cell office:value-type="float" office:value="0.005877312" calcext:value-type="float">
            <text:p>0.0058773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3-0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0.00000014641981" calcext:value-type="float">
            <text:p>1.4641981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7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67572" calcext:value-type="float">
            <text:p>0.9967572</text:p>
          </table:table-cell>
          <table:table-cell office:value-type="float" office:value="0.003242841" calcext:value-type="float">
            <text:p>0.0032428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1-48-3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399644" calcext:value-type="float">
            <text:p>9.399644E-05</text:p>
          </table:table-cell>
          <table:table-cell office:value-type="float" office:value="0.99990594" calcext:value-type="float">
            <text:p>0.999905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8-44-5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2421982" calcext:value-type="float">
            <text:p>0.0002242198</text:p>
          </table:table-cell>
          <table:table-cell office:value-type="float" office:value="0.9997758" calcext:value-type="float">
            <text:p>0.99977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1-25-5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675316" calcext:value-type="float">
            <text:p>7.675316E-05</text:p>
          </table:table-cell>
          <table:table-cell office:value-type="float" office:value="0.9999232" calcext:value-type="float">
            <text:p>0.99992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LE_Circle-2017-02-13-12-15-0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4271198" calcext:value-type="float">
            <text:p>2.4271198E-05</text:p>
          </table:table-cell>
          <table:table-cell office:value-type="float" office:value="0.9999757" calcext:value-type="float">
            <text:p>0.99997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53-3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49189" calcext:value-type="float">
            <text:p>0.9949189</text:p>
          </table:table-cell>
          <table:table-cell office:value-type="float" office:value="0.0050810855" calcext:value-type="float">
            <text:p>0.00508108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7-3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18182887" calcext:value-type="float">
            <text:p>1.8182887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4-24-0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6253169" calcext:value-type="float">
            <text:p>1.6253169E-05</text:p>
          </table:table-cell>
          <table:table-cell office:value-type="float" office:value="0.9999838" calcext:value-type="float">
            <text:p>0.99998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4-09-4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219676" calcext:value-type="float">
            <text:p>7.219676E-05</text:p>
          </table:table-cell>
          <table:table-cell office:value-type="float" office:value="0.99992776" calcext:value-type="float">
            <text:p>0.999927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5-37-3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70917286" calcext:value-type="float">
            <text:p>0.070917286</text:p>
          </table:table-cell>
          <table:table-cell office:value-type="float" office:value="0.92908275" calcext:value-type="float">
            <text:p>0.929082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18-1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216804" calcext:value-type="float">
            <text:p>0.000082168</text:p>
          </table:table-cell>
          <table:table-cell office:value-type="float" office:value="0.99991786" calcext:value-type="float">
            <text:p>0.999917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46-2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91" calcext:value-type="float">
            <text:p>0.9999491</text:p>
          </table:table-cell>
          <table:table-cell office:value-type="float" office:value="0.000050912404" calcext:value-type="float">
            <text:p>5.091240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5-51-5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760434" calcext:value-type="float">
            <text:p>3.760434E-05</text:p>
          </table:table-cell>
          <table:table-cell office:value-type="float" office:value="0.99996245" calcext:value-type="float">
            <text:p>0.999962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6-4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6" calcext:value-type="float">
            <text:p>0.9999876</text:p>
          </table:table-cell>
          <table:table-cell office:value-type="float" office:value="0.000012389476" calcext:value-type="float">
            <text:p>1.238947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13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147" calcext:value-type="float">
            <text:p>0.9988147</text:p>
          </table:table-cell>
          <table:table-cell office:value-type="float" office:value="0.001185317" calcext:value-type="float">
            <text:p>0.0011853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33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894" calcext:value-type="float">
            <text:p>0.99991894</text:p>
          </table:table-cell>
          <table:table-cell office:value-type="float" office:value="0.00008109715" calcext:value-type="float">
            <text:p>8.10971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5-46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855" calcext:value-type="float">
            <text:p>0.9996855</text:p>
          </table:table-cell>
          <table:table-cell office:value-type="float" office:value="0.0003144985" calcext:value-type="float">
            <text:p>0.00031449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4-57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516" calcext:value-type="float">
            <text:p>0.99994516</text:p>
          </table:table-cell>
          <table:table-cell office:value-type="float" office:value="0.000054859287" calcext:value-type="float">
            <text:p>5.485928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5-2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59" calcext:value-type="float">
            <text:p>0.9999759</text:p>
          </table:table-cell>
          <table:table-cell office:value-type="float" office:value="0.000024138471" calcext:value-type="float">
            <text:p>2.413847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5-12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246" calcext:value-type="float">
            <text:p>0.9994246</text:p>
          </table:table-cell>
          <table:table-cell office:value-type="float" office:value="0.00057539233" calcext:value-type="float">
            <text:p>0.00057539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06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82" calcext:value-type="float">
            <text:p>0.9998882</text:p>
          </table:table-cell>
          <table:table-cell office:value-type="float" office:value="0.00011186047" calcext:value-type="float">
            <text:p>0.00011186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6-59-4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0857913" calcext:value-type="float">
            <text:p>0.0010857913</text:p>
          </table:table-cell>
          <table:table-cell office:value-type="float" office:value="0.99891424" calcext:value-type="float">
            <text:p>0.998914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0-48-2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0417304" calcext:value-type="float">
            <text:p>0.000304173</text:p>
          </table:table-cell>
          <table:table-cell office:value-type="float" office:value="0.9996959" calcext:value-type="float">
            <text:p>0.99969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1-16-1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9608649" calcext:value-type="float">
            <text:p>0.0003960865</text:p>
          </table:table-cell>
          <table:table-cell office:value-type="float" office:value="0.9996039" calcext:value-type="float">
            <text:p>0.9996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19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959" calcext:value-type="float">
            <text:p>0.9996959</text:p>
          </table:table-cell>
          <table:table-cell office:value-type="float" office:value="0.00030418145" calcext:value-type="float">
            <text:p>0.00030418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58-2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0.0000000921811" calcext:value-type="float">
            <text:p>9.21811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20-03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0.00000021414235" calcext:value-type="float">
            <text:p>2.1414235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1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34" calcext:value-type="float">
            <text:p>0.9999534</text:p>
          </table:table-cell>
          <table:table-cell office:value-type="float" office:value="0.000046634177" calcext:value-type="float">
            <text:p>4.663417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06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992" calcext:value-type="float">
            <text:p>0.9994992</text:p>
          </table:table-cell>
          <table:table-cell office:value-type="float" office:value="0.00050083164" calcext:value-type="float">
            <text:p>0.00050083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8-50-5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8330941" calcext:value-type="float">
            <text:p>0.0008330941</text:p>
          </table:table-cell>
          <table:table-cell office:value-type="float" office:value="0.99916697" calcext:value-type="float">
            <text:p>0.999166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6-2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0000029864955" calcext:value-type="float">
            <text:p>2.986495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38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596" calcext:value-type="float">
            <text:p>0.9997596</text:p>
          </table:table-cell>
          <table:table-cell office:value-type="float" office:value="0.00024035531" calcext:value-type="float">
            <text:p>0.00024035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7-0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57" calcext:value-type="float">
            <text:p>0.9999857</text:p>
          </table:table-cell>
          <table:table-cell office:value-type="float" office:value="0.0000142735325" calcext:value-type="float">
            <text:p>1.4273532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39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04" calcext:value-type="float">
            <text:p>0.99999404</text:p>
          </table:table-cell>
          <table:table-cell office:value-type="float" office:value="0.000006004938" calcext:value-type="float">
            <text:p>6.00493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1-33-3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84" calcext:value-type="float">
            <text:p>0.9999684</text:p>
          </table:table-cell>
          <table:table-cell office:value-type="float" office:value="0.00003159506" calcext:value-type="float">
            <text:p>3.15950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6-14-3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4523" calcext:value-type="float">
            <text:p>0.99964523</text:p>
          </table:table-cell>
          <table:table-cell office:value-type="float" office:value="0.00035472587" calcext:value-type="float">
            <text:p>0.00035472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8-55-1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0278222" calcext:value-type="float">
            <text:p>0.0003027822</text:p>
          </table:table-cell>
          <table:table-cell office:value-type="float" office:value="0.9996972" calcext:value-type="float">
            <text:p>0.99969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3-4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521" calcext:value-type="float">
            <text:p>0.9997521</text:p>
          </table:table-cell>
          <table:table-cell office:value-type="float" office:value="0.0002479413" calcext:value-type="float">
            <text:p>0.00024794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4-0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4452716" calcext:value-type="float">
            <text:p>4.452716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45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08" calcext:value-type="float">
            <text:p>0.9999808</text:p>
          </table:table-cell>
          <table:table-cell office:value-type="float" office:value="0.000019198234" calcext:value-type="float">
            <text:p>1.919823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0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005" calcext:value-type="float">
            <text:p>0.9995005</text:p>
          </table:table-cell>
          <table:table-cell office:value-type="float" office:value="0.00049943314" calcext:value-type="float">
            <text:p>0.00049943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39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05" calcext:value-type="float">
            <text:p>0.99999905</text:p>
          </table:table-cell>
          <table:table-cell office:value-type="float" office:value="0.000000939196" calcext:value-type="float">
            <text:p>9.39196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06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626" calcext:value-type="float">
            <text:p>0.99996626</text:p>
          </table:table-cell>
          <table:table-cell office:value-type="float" office:value="0.00003368974" calcext:value-type="float">
            <text:p>3.36897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49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0.00000008733476" calcext:value-type="float">
            <text:p>8.733476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45-5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5623" calcext:value-type="float">
            <text:p>0.99985623</text:p>
          </table:table-cell>
          <table:table-cell office:value-type="float" office:value="0.00014371863" calcext:value-type="float">
            <text:p>0.00014371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4-19-2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417304" calcext:value-type="float">
            <text:p>0.001417304</text:p>
          </table:table-cell>
          <table:table-cell office:value-type="float" office:value="0.9985827" calcext:value-type="float">
            <text:p>0.99858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2-06-5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5397607" calcext:value-type="float">
            <text:p>0.0004539761</text:p>
          </table:table-cell>
          <table:table-cell office:value-type="float" office:value="0.999546" calcext:value-type="float">
            <text:p>0.9995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5-12-4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16886802" calcext:value-type="float">
            <text:p>0.016886802</text:p>
          </table:table-cell>
          <table:table-cell office:value-type="float" office:value="0.98311317" calcext:value-type="float">
            <text:p>0.983113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3-42-0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665541" calcext:value-type="float">
            <text:p>0.0005665541</text:p>
          </table:table-cell>
          <table:table-cell office:value-type="float" office:value="0.99943346" calcext:value-type="float">
            <text:p>0.999433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04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26" calcext:value-type="float">
            <text:p>0.999726</text:p>
          </table:table-cell>
          <table:table-cell office:value-type="float" office:value="0.0002740353" calcext:value-type="float">
            <text:p>0.00027403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4-39-5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8207995" calcext:value-type="float">
            <text:p>0.000078208</text:p>
          </table:table-cell>
          <table:table-cell office:value-type="float" office:value="0.9999218" calcext:value-type="float">
            <text:p>0.99992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3-0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51164232" calcext:value-type="float">
            <text:p>5.1164232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3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934" calcext:value-type="float">
            <text:p>0.99994934</text:p>
          </table:table-cell>
          <table:table-cell office:value-type="float" office:value="0.000050621245" calcext:value-type="float">
            <text:p>5.062124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6-04-3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28635" calcext:value-type="float">
            <text:p>0.99928635</text:p>
          </table:table-cell>
          <table:table-cell office:value-type="float" office:value="0.00071372563" calcext:value-type="float">
            <text:p>0.00071372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1-13-3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0154133" calcext:value-type="float">
            <text:p>0.0004015413</text:p>
          </table:table-cell>
          <table:table-cell office:value-type="float" office:value="0.99959844" calcext:value-type="float">
            <text:p>0.999598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4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98" calcext:value-type="float">
            <text:p>0.999198</text:p>
          </table:table-cell>
          <table:table-cell office:value-type="float" office:value="0.00080203975" calcext:value-type="float">
            <text:p>0.00080203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39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8997169" calcext:value-type="float">
            <text:p>0.000000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2-13-2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2626485" calcext:value-type="float">
            <text:p>4.2626485E-05</text:p>
          </table:table-cell>
          <table:table-cell office:value-type="float" office:value="0.9999573" calcext:value-type="float">
            <text:p>0.99995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5-48-5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1905805" calcext:value-type="float">
            <text:p>3.1905805E-05</text:p>
          </table:table-cell>
          <table:table-cell office:value-type="float" office:value="0.99996805" calcext:value-type="float">
            <text:p>0.99996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5-52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315" calcext:value-type="float">
            <text:p>0.99995315</text:p>
          </table:table-cell>
          <table:table-cell office:value-type="float" office:value="0.000046847104" calcext:value-type="float">
            <text:p>4.684710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4-14-4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0587" calcext:value-type="float">
            <text:p>0.99980587</text:p>
          </table:table-cell>
          <table:table-cell office:value-type="float" office:value="0.00019411689" calcext:value-type="float">
            <text:p>0.00019411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41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1982" calcext:value-type="float">
            <text:p>0.9981982</text:p>
          </table:table-cell>
          <table:table-cell office:value-type="float" office:value="0.0018018503" calcext:value-type="float">
            <text:p>0.00180185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8-0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3941" calcext:value-type="float">
            <text:p>0.9973941</text:p>
          </table:table-cell>
          <table:table-cell office:value-type="float" office:value="0.0026058792" calcext:value-type="float">
            <text:p>0.00260587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2-38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5096" calcext:value-type="float">
            <text:p>0.99895096</text:p>
          </table:table-cell>
          <table:table-cell office:value-type="float" office:value="0.0010489823" calcext:value-type="float">
            <text:p>0.00104898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2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543" calcext:value-type="float">
            <text:p>0.9988543</text:p>
          </table:table-cell>
          <table:table-cell office:value-type="float" office:value="0.0011456775" calcext:value-type="float">
            <text:p>0.00114567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LE_Circle-2017-02-13-12-15-0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2833249" calcext:value-type="float">
            <text:p>1.2833249E-05</text:p>
          </table:table-cell>
          <table:table-cell office:value-type="float" office:value="0.9999871" calcext:value-type="float">
            <text:p>0.99998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5-14-4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7" calcext:value-type="float">
            <text:p>0.9999987</text:p>
          </table:table-cell>
          <table:table-cell office:value-type="float" office:value="0.000001304693" calcext:value-type="float">
            <text:p>1.30469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1-29-4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0343541" calcext:value-type="float">
            <text:p>2.0343541E-05</text:p>
          </table:table-cell>
          <table:table-cell office:value-type="float" office:value="0.9999796" calcext:value-type="float">
            <text:p>0.99997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2-17-2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747899" calcext:value-type="float">
            <text:p>0.002747899</text:p>
          </table:table-cell>
          <table:table-cell office:value-type="float" office:value="0.99725205" calcext:value-type="float">
            <text:p>0.997252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9-0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11400007" calcext:value-type="float">
            <text:p>1.1400007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5-01-0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56808" calcext:value-type="float">
            <text:p>0.9956808</text:p>
          </table:table-cell>
          <table:table-cell office:value-type="float" office:value="0.004319164" calcext:value-type="float">
            <text:p>0.0043191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6-02-0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14511975" calcext:value-type="float">
            <text:p>0.000114512</text:p>
          </table:table-cell>
          <table:table-cell office:value-type="float" office:value="0.99988544" calcext:value-type="float">
            <text:p>0.999885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5-4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75" calcext:value-type="float">
            <text:p>0.99999475</text:p>
          </table:table-cell>
          <table:table-cell office:value-type="float" office:value="0.000005265198" calcext:value-type="float">
            <text:p>5.26519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19-3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739207" calcext:value-type="float">
            <text:p>7.739207E-05</text:p>
          </table:table-cell>
          <table:table-cell office:value-type="float" office:value="0.99992263" calcext:value-type="float">
            <text:p>0.999922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7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068" calcext:value-type="float">
            <text:p>0.9997068</text:p>
          </table:table-cell>
          <table:table-cell office:value-type="float" office:value="0.00029320648" calcext:value-type="float">
            <text:p>0.00029320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4-57-5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4111159" calcext:value-type="float">
            <text:p>0.004111159</text:p>
          </table:table-cell>
          <table:table-cell office:value-type="float" office:value="0.9958889" calcext:value-type="float">
            <text:p>0.99588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9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0.00000006524499" calcext:value-type="float">
            <text:p>6.524499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8-11-05-5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6086303" calcext:value-type="float">
            <text:p>0.000460863</text:p>
          </table:table-cell>
          <table:table-cell office:value-type="float" office:value="0.99953914" calcext:value-type="float">
            <text:p>0.999539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4-17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14692968" calcext:value-type="float">
            <text:p>1.4692968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3-17-4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5544" calcext:value-type="float">
            <text:p>0.99975544</text:p>
          </table:table-cell>
          <table:table-cell office:value-type="float" office:value="0.00024450914" calcext:value-type="float">
            <text:p>0.00024450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04-5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4248017" calcext:value-type="float">
            <text:p>4.248017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51-4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4" calcext:value-type="float">
            <text:p>0.9999994</text:p>
          </table:table-cell>
          <table:table-cell office:value-type="float" office:value="0.0000005714748" calcext:value-type="float">
            <text:p>5.714748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5-16-1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3978464" calcext:value-type="float">
            <text:p>0.0004397846</text:p>
          </table:table-cell>
          <table:table-cell office:value-type="float" office:value="0.9995602" calcext:value-type="float">
            <text:p>0.99956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9-26-0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32" calcext:value-type="float">
            <text:p>0.9999832</text:p>
          </table:table-cell>
          <table:table-cell office:value-type="float" office:value="0.000016793032" calcext:value-type="float">
            <text:p>0.0000167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1-11-15-0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1117416" calcext:value-type="float">
            <text:p>0.0001111742</text:p>
          </table:table-cell>
          <table:table-cell office:value-type="float" office:value="0.9998888" calcext:value-type="float">
            <text:p>0.99988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30-2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75" calcext:value-type="float">
            <text:p>0.99999475</text:p>
          </table:table-cell>
          <table:table-cell office:value-type="float" office:value="0.0000052768705" calcext:value-type="float">
            <text:p>5.276870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6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57" calcext:value-type="float">
            <text:p>0.99999857</text:p>
          </table:table-cell>
          <table:table-cell office:value-type="float" office:value="0.0000014124917" calcext:value-type="float">
            <text:p>1.412491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2-12-1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885677" calcext:value-type="float">
            <text:p>6.885677E-05</text:p>
          </table:table-cell>
          <table:table-cell office:value-type="float" office:value="0.9999311" calcext:value-type="float">
            <text:p>0.99993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0-54-3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21382" calcext:value-type="float">
            <text:p>0.9921382</text:p>
          </table:table-cell>
          <table:table-cell office:value-type="float" office:value="0.007861789" calcext:value-type="float">
            <text:p>0.0078617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5-15-2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023" calcext:value-type="float">
            <text:p>0.9997023</text:p>
          </table:table-cell>
          <table:table-cell office:value-type="float" office:value="0.00029770093" calcext:value-type="float">
            <text:p>0.0002977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8-46-1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6042947" calcext:value-type="float">
            <text:p>5.6042947E-05</text:p>
          </table:table-cell>
          <table:table-cell office:value-type="float" office:value="0.999944" calcext:value-type="float">
            <text:p>0.9999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2-18-1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3911972" calcext:value-type="float">
            <text:p>0.000013912</text:p>
          </table:table-cell>
          <table:table-cell office:value-type="float" office:value="0.99998605" calcext:value-type="float">
            <text:p>0.999986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08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985" calcext:value-type="float">
            <text:p>0.9997985</text:p>
          </table:table-cell>
          <table:table-cell office:value-type="float" office:value="0.00020153556" calcext:value-type="float">
            <text:p>0.00020153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03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192" calcext:value-type="float">
            <text:p>0.9991192</text:p>
          </table:table-cell>
          <table:table-cell office:value-type="float" office:value="0.00088077533" calcext:value-type="float">
            <text:p>0.00088077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1-29-0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2980634" calcext:value-type="float">
            <text:p>2.2980634E-05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4-19-1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176" calcext:value-type="float">
            <text:p>0.99998176</text:p>
          </table:table-cell>
          <table:table-cell office:value-type="float" office:value="0.000018271487" calcext:value-type="float">
            <text:p>1.827148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7-16-19-4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20010475" calcext:value-type="float">
            <text:p>0.00000200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12-1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6921" calcext:value-type="float">
            <text:p>0.9986921</text:p>
          </table:table-cell>
          <table:table-cell office:value-type="float" office:value="0.0013079608" calcext:value-type="float">
            <text:p>0.00130796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7-14-16-5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595682" calcext:value-type="float">
            <text:p>7.595682E-05</text:p>
          </table:table-cell>
          <table:table-cell office:value-type="float" office:value="0.99992406" calcext:value-type="float">
            <text:p>0.999924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3-46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55" calcext:value-type="float">
            <text:p>0.999655</text:p>
          </table:table-cell>
          <table:table-cell office:value-type="float" office:value="0.0003450186" calcext:value-type="float">
            <text:p>0.00034501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6-18-45-1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4407136" calcext:value-type="float">
            <text:p>9.4407136E-05</text:p>
          </table:table-cell>
          <table:table-cell office:value-type="float" office:value="0.9999056" calcext:value-type="float">
            <text:p>0.99990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5-45-5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924" calcext:value-type="float">
            <text:p>0.9993924</text:p>
          </table:table-cell>
          <table:table-cell office:value-type="float" office:value="0.00060754607" calcext:value-type="float">
            <text:p>0.00060754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5-33-3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07" calcext:value-type="float">
            <text:p>0.9999107</text:p>
          </table:table-cell>
          <table:table-cell office:value-type="float" office:value="0.00008927141" calcext:value-type="float">
            <text:p>8.92714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4-10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54406" calcext:value-type="float">
            <text:p>0.9954406</text:p>
          </table:table-cell>
          <table:table-cell office:value-type="float" office:value="0.0045594196" calcext:value-type="float">
            <text:p>0.00455941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3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875" calcext:value-type="float">
            <text:p>0.99995875</text:p>
          </table:table-cell>
          <table:table-cell office:value-type="float" office:value="0.00004123846" calcext:value-type="float">
            <text:p>4.12384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3-51-0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8027747" calcext:value-type="float">
            <text:p>0.0005802775</text:p>
          </table:table-cell>
          <table:table-cell office:value-type="float" office:value="0.9994197" calcext:value-type="float">
            <text:p>0.99941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9-00-5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41" calcext:value-type="float">
            <text:p>0.9999641</text:p>
          </table:table-cell>
          <table:table-cell office:value-type="float" office:value="0.000035837777" calcext:value-type="float">
            <text:p>3.583777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0-55-4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044" calcext:value-type="float">
            <text:p>0.99997044</text:p>
          </table:table-cell>
          <table:table-cell office:value-type="float" office:value="0.000029572402" calcext:value-type="float">
            <text:p>2.957240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6-2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12160863" calcext:value-type="float">
            <text:p>1.2160863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47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67934" calcext:value-type="float">
            <text:p>0.99867934</text:p>
          </table:table-cell>
          <table:table-cell office:value-type="float" office:value="0.0013206505" calcext:value-type="float">
            <text:p>0.00132065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7-13-59-1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1670759" calcext:value-type="float">
            <text:p>0.0001167076</text:p>
          </table:table-cell>
          <table:table-cell office:value-type="float" office:value="0.9998833" calcext:value-type="float">
            <text:p>0.99988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5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17" calcext:value-type="float">
            <text:p>0.99999917</text:p>
          </table:table-cell>
          <table:table-cell office:value-type="float" office:value="0.0000007772522" calcext:value-type="float">
            <text:p>7.772522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5-16-44-1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1097981" calcext:value-type="float">
            <text:p>0.0002109798</text:p>
          </table:table-cell>
          <table:table-cell office:value-type="float" office:value="0.99978906" calcext:value-type="float">
            <text:p>0.999789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30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49" calcext:value-type="float">
            <text:p>0.9999049</text:p>
          </table:table-cell>
          <table:table-cell office:value-type="float" office:value="0.000095069336" calcext:value-type="float">
            <text:p>9.506933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3-4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85" calcext:value-type="float">
            <text:p>0.99999285</text:p>
          </table:table-cell>
          <table:table-cell office:value-type="float" office:value="0.000007196659" calcext:value-type="float">
            <text:p>7.19665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2-13-13-05-5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4335492" calcext:value-type="float">
            <text:p>2.4335492E-05</text:p>
          </table:table-cell>
          <table:table-cell office:value-type="float" office:value="0.9999757" calcext:value-type="float">
            <text:p>0.99997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formula="of:=SUM([.F2:.F725])" office:value-type="float" office:value="722" calcext:value-type="float">
            <text:p>722</text:p>
          </table:table-cell>
          <table:table-cell table:formula="of:=[.F726]/724" office:value-type="float" office:value="0.997237569060773" calcext:value-type="float">
            <text:p>0.99723756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12:10:37.353173349</dc:date>
    <meta:editing-duration>PT43S</meta:editing-duration>
    <meta:editing-cycles>1</meta:editing-cycles>
    <meta:document-statistic meta:table-count="1" meta:cell-count="4352" meta:object-count="0"/>
    <meta:generator>LibreOffice/5.1.6.2$Linux_X86_64 LibreOffice_project/10m0$Build-2</meta:generator>
  </office:meta>
</office:document-meta>
</file>